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offic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ndale Mono'" style:font-family-generic="modern" style:font-pitch="fixed" fo:font-size="12pt" style:font-size-asian="12pt" style:font-size-complex="12pt"/>
    </style:style>
    <style:style style:name="P3" style:family="paragraph">
      <style:text-properties fo:font-size="20pt"/>
    </style:style>
    <style:style style:name="T1" style:family="text">
      <style:text-properties fo:font-family="'Andale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fice" presentation:presentation-page-layout-name="AL1T0">
        <draw:custom-shape draw:style-name="gr1" draw:text-style-name="P1" draw:layer="layout" svg:width="5.08cm" svg:height="1.588cm" svg:x="1.905cm" svg:y="0.952cm">
          <text:p text:style-name="P1">websocket.htm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588cm" svg:x="1.905cm" svg:y="3.492cm">
          <text:p text:style-name="P1">websocket.j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office" presentation:presentation-page-layout-name="AL1T0">
        <draw:rect draw:style-name="gr3" draw:text-style-name="P2" xml:id="id31" draw:id="id31" draw:layer="layout" svg:width="2.54cm" svg:height="0.635cm" svg:x="0.635cm" svg:y="0.635cm">
          <text:p text:style-name="P1"><text:span text:style-name="T1">html</text:span></text:p>
        </draw:rect>
        <draw:rect draw:style-name="gr3" draw:text-style-name="P2" xml:id="id32" draw:id="id32" draw:layer="layout" svg:width="2.54cm" svg:height="0.635cm" svg:x="2.54cm" svg:y="1.587cm">
          <text:p text:style-name="P1"><text:span text:style-name="T1">head</text:span></text:p>
        </draw:rect>
        <draw:rect draw:style-name="gr3" draw:text-style-name="P2" xml:id="id33" draw:id="id33" draw:layer="layout" svg:width="3.81cm" svg:height="0.635cm" svg:x="7.62cm" svg:y="0.635cm">
          <text:p text:style-name="P1"><text:span text:style-name="T1">websocket.css</text:span></text:p>
        </draw:rect>
        <draw:rect draw:style-name="gr3" draw:text-style-name="P2" xml:id="id34" draw:id="id34" draw:layer="layout" svg:width="3.81cm" svg:height="0.635cm" svg:x="7.62cm" svg:y="1.587cm">
          <text:p text:style-name="P1"><text:span text:style-name="T1">jquery.js</text:span></text:p>
        </draw:rect>
        <draw:rect draw:style-name="gr3" draw:text-style-name="P2" xml:id="id35" draw:id="id35" draw:layer="layout" svg:width="3.81cm" svg:height="0.635cm" svg:x="7.62cm" svg:y="2.54cm">
          <text:p text:style-name="P1"><text:span text:style-name="T1">websocket.js</text:span></text:p>
        </draw:rect>
        <draw:rect draw:style-name="gr3" draw:text-style-name="P2" xml:id="id1" draw:id="id1" draw:layer="layout" svg:width="2.54cm" svg:height="0.635cm" svg:x="3.809cm" svg:y="4.127cm">
          <text:p text:style-name="P1"><text:span text:style-name="T1">body</text:span></text:p>
        </draw:rect>
        <draw:rect draw:style-name="gr3" draw:text-style-name="P2" xml:id="id2" draw:id="id2" draw:layer="layout" svg:width="2.54cm" svg:height="0.635cm" svg:x="5.714cm" svg:y="5.397cm">
          <text:p text:style-name="P1"><text:span text:style-name="T1">#cave</text:span></text:p>
        </draw:rect>
        <draw:rect draw:style-name="gr3" draw:text-style-name="P2" xml:id="id8" draw:id="id8" draw:layer="layout" svg:width="2.54cm" svg:height="0.635cm" svg:x="11.43cm" svg:y="5.397cm">
          <text:p text:style-name="P1"><text:span text:style-name="T1">#clock</text:span></text:p>
        </draw:rect>
        <draw:rect draw:style-name="gr3" draw:text-style-name="P2" xml:id="id9" draw:id="id9" draw:layer="layout" svg:width="2.54cm" svg:height="0.635cm" svg:x="11.43cm" svg:y="6.349cm">
          <text:p text:style-name="P1"><text:span text:style-name="T1">#status</text:span></text:p>
        </draw:rect>
        <draw:rect draw:style-name="gr3" draw:text-style-name="P2" xml:id="id10" draw:id="id10" draw:layer="layout" svg:width="2.54cm" svg:height="0.635cm" svg:x="11.43cm" svg:y="7.302cm">
          <text:p text:style-name="P1"><text:span text:style-name="T1">#data</text:span></text:p>
        </draw:rect>
        <draw:rect draw:style-name="gr3" draw:text-style-name="P2" xml:id="id11" draw:id="id11" draw:layer="layout" svg:width="2.54cm" svg:height="0.635cm" svg:x="11.429cm" svg:y="8.89cm">
          <text:p text:style-name="P1"><text:span text:style-name="T1">#mother</text:span></text:p>
        </draw:rect>
        <draw:rect draw:style-name="gr3" draw:text-style-name="P2" xml:id="id3" draw:id="id3" draw:layer="layout" svg:width="1.27cm" svg:height="0.635cm" svg:x="8.254cm" svg:y="6.349cm">
          <text:p text:style-name="P1"><text:span text:style-name="T1">div</text:span></text:p>
        </draw:rect>
        <draw:rect draw:style-name="gr3" draw:text-style-name="P2" xml:id="id12" draw:id="id12" draw:layer="layout" svg:width="2.54cm" svg:height="0.635cm" svg:x="11.429cm" svg:y="9.843cm">
          <text:p text:style-name="P1"><text:span text:style-name="T1">#minions</text:span></text:p>
        </draw:rect>
        <draw:rect draw:style-name="gr3" draw:text-style-name="P2" xml:id="id13" draw:id="id13" draw:layer="layout" svg:width="2.54cm" svg:height="0.635cm" svg:x="11.429cm" svg:y="11.429cm">
          <text:p text:style-name="P1"><text:span text:style-name="T1">#feed</text:span></text:p>
        </draw:rect>
        <draw:rect draw:style-name="gr3" draw:text-style-name="P2" xml:id="id14" draw:id="id14" draw:layer="layout" svg:width="2.54cm" svg:height="0.635cm" svg:x="11.429cm" svg:y="12.382cm">
          <text:p text:style-name="P1"><text:span text:style-name="T1">#book</text:span></text:p>
        </draw:rect>
        <draw:rect draw:style-name="gr3" draw:text-style-name="P2" xml:id="id15" draw:id="id15" draw:layer="layout" svg:width="2.54cm" svg:height="0.635cm" svg:x="11.43cm" svg:y="13.969cm">
          <text:p text:style-name="P1"><text:span text:style-name="T1">#james</text:span></text:p>
        </draw:rect>
        <draw:rect draw:style-name="gr3" draw:text-style-name="P2" xml:id="id16" draw:id="id16" draw:layer="layout" svg:width="2.857cm" svg:height="0.635cm" svg:x="11.43cm" svg:y="14.922cm">
          <text:p text:style-name="P1"><text:span text:style-name="T1">#controls</text:span></text:p>
        </draw:rect>
        <draw:rect draw:style-name="gr3" draw:text-style-name="P2" xml:id="id20" draw:id="id20" draw:layer="layout" svg:width="3.81cm" svg:height="0.635cm" svg:x="22.225cm" svg:y="4.127cm">
          <text:p text:style-name="P1"><text:span text:style-name="T1">start</text:span></text:p>
        </draw:rect>
        <draw:rect draw:style-name="gr3" draw:text-style-name="P2" xml:id="id21" draw:id="id21" draw:layer="layout" svg:width="3.81cm" svg:height="0.635cm" svg:x="22.225cm" svg:y="5.079cm">
          <text:p text:style-name="P1"><text:span text:style-name="T1">T</text:span></text:p>
        </draw:rect>
        <draw:rect draw:style-name="gr3" draw:text-style-name="P2" xml:id="id22" draw:id="id22" draw:layer="layout" svg:width="3.81cm" svg:height="0.635cm" svg:x="22.225cm" svg:y="6.032cm">
          <text:p text:style-name="P1"><text:span text:style-name="T1">startFeed</text:span></text:p>
        </draw:rect>
        <draw:rect draw:style-name="gr3" draw:text-style-name="P2" xml:id="id23" draw:id="id23" draw:layer="layout" svg:width="3.81cm" svg:height="0.635cm" svg:x="22.225cm" svg:y="6.984cm">
          <text:p text:style-name="P1"><text:span text:style-name="T1">getBook</text:span></text:p>
        </draw:rect>
        <draw:rect draw:style-name="gr3" draw:text-style-name="P2" xml:id="id24" draw:id="id24" draw:layer="layout" svg:width="3.81cm" svg:height="0.635cm" svg:x="22.225cm" svg:y="7.937cm">
          <text:p text:style-name="P1"><text:span text:style-name="T1">syncBuffer</text:span></text:p>
        </draw:rect>
        <draw:rect draw:style-name="gr3" draw:text-style-name="P2" xml:id="id25" draw:id="id25" draw:layer="layout" svg:width="3.81cm" svg:height="0.635cm" svg:x="22.225cm" svg:y="8.889cm">
          <text:p text:style-name="P1"><text:span text:style-name="T1">stopSock</text:span></text:p>
        </draw:rect>
        <draw:rect draw:style-name="gr3" draw:text-style-name="P2" xml:id="id26" draw:id="id26" draw:layer="layout" svg:width="3.81cm" svg:height="0.635cm" svg:x="22.225cm" svg:y="9.842cm">
          <text:p text:style-name="P1"><text:span text:style-name="T1">getMom</text:span></text:p>
        </draw:rect>
        <draw:rect draw:style-name="gr3" draw:text-style-name="P2" xml:id="id27" draw:id="id27" draw:layer="layout" svg:width="3.81cm" svg:height="0.635cm" svg:x="22.225cm" svg:y="10.794cm">
          <text:p text:style-name="P1"><text:span text:style-name="T1">getOrders</text:span></text:p>
        </draw:rect>
        <draw:rect draw:style-name="gr3" draw:text-style-name="P2" xml:id="id28" draw:id="id28" draw:layer="layout" svg:width="3.81cm" svg:height="0.635cm" svg:x="22.225cm" svg:y="11.747cm">
          <text:p text:style-name="P1"><text:span text:style-name="T1">loadOrders</text:span></text:p>
        </draw:rect>
        <draw:rect draw:style-name="gr3" draw:text-style-name="P2" xml:id="id29" draw:id="id29" draw:layer="layout" svg:width="3.81cm" svg:height="0.635cm" svg:x="22.225cm" svg:y="12.699cm">
          <text:p text:style-name="P1"><text:span text:style-name="T1">getOpenOrders</text:span></text:p>
        </draw:rect>
        <draw:rect draw:style-name="gr3" draw:text-style-name="P2" xml:id="id30" draw:id="id30" draw:layer="layout" svg:width="3.81cm" svg:height="0.635cm" svg:x="22.225cm" svg:y="13.652cm">
          <text:p text:style-name="P1"><text:span text:style-name="T1">D</text:span></text:p>
        </draw:rect>
        <draw:rect draw:style-name="gr3" draw:text-style-name="P2" xml:id="id17" draw:id="id17" draw:layer="layout" svg:width="2.857cm" svg:height="0.635cm" svg:x="11.43cm" svg:y="16.51cm">
          <text:p text:style-name="P1"><text:span text:style-name="T1">#debug</text:span></text:p>
        </draw:rect>
        <draw:rect draw:style-name="gr3" draw:text-style-name="P2" xml:id="id18" draw:id="id18" draw:layer="layout" svg:width="4.127cm" svg:height="0.635cm" svg:x="5.715cm" svg:y="18.097cm">
          <text:p text:style-name="P1"><text:span text:style-name="T1">#matchedResult</text:span></text:p>
        </draw:rect>
        <draw:rect draw:style-name="gr3" draw:text-style-name="P2" xml:id="id19" draw:id="id19" draw:layer="layout" svg:width="4.127cm" svg:height="0.635cm" svg:x="5.715cm" svg:y="19.367cm">
          <text:p text:style-name="P1"><text:span text:style-name="T1">#tickReturn</text:span></text:p>
        </draw:rect>
        <draw:connector draw:style-name="gr4" draw:text-style-name="P1" draw:layer="layout" svg:x1="5.079cm" svg:y1="4.762cm" svg:x2="5.714cm" svg:y2="5.714cm" draw:start-shape="id1" draw:start-glue-point="2" draw:end-shape="id2" draw:end-glue-point="3" svg:d="M5079 4762v952h635">
          <text:p/>
        </draw:connector>
        <draw:rect draw:style-name="gr3" draw:text-style-name="P2" xml:id="id4" draw:id="id4" draw:layer="layout" svg:width="1.27cm" svg:height="0.635cm" svg:x="8.254cm" svg:y="9.208cm">
          <text:p text:style-name="P1"><text:span text:style-name="T1">div</text:span></text:p>
        </draw:rect>
        <draw:rect draw:style-name="gr3" draw:text-style-name="P2" xml:id="id5" draw:id="id5" draw:layer="layout" svg:width="1.27cm" svg:height="0.635cm" svg:x="8.254cm" svg:y="12.064cm">
          <text:p text:style-name="P1"><text:span text:style-name="T1">div</text:span></text:p>
        </draw:rect>
        <draw:rect draw:style-name="gr3" draw:text-style-name="P2" xml:id="id6" draw:id="id6" draw:layer="layout" svg:width="1.27cm" svg:height="0.635cm" svg:x="8.255cm" svg:y="14.604cm">
          <text:p text:style-name="P1"><text:span text:style-name="T1">div</text:span></text:p>
        </draw:rect>
        <draw:rect draw:style-name="gr3" draw:text-style-name="P2" xml:id="id7" draw:id="id7" draw:layer="layout" svg:width="1.27cm" svg:height="0.635cm" svg:x="8.255cm" svg:y="16.51cm">
          <text:p text:style-name="P1"><text:span text:style-name="T1">div</text:span></text:p>
        </draw:rect>
        <draw:connector draw:style-name="gr4" draw:text-style-name="P1" draw:layer="layout" svg:x1="6.984cm" svg:y1="6.032cm" svg:x2="8.254cm" svg:y2="6.666cm" draw:start-shape="id2" draw:start-glue-point="2" draw:end-shape="id3" draw:end-glue-point="3" svg:d="M6984 6032v634h1270">
          <text:p/>
        </draw:connector>
        <draw:connector draw:style-name="gr4" draw:text-style-name="P1" draw:layer="layout" svg:x1="6.984cm" svg:y1="6.032cm" svg:x2="8.254cm" svg:y2="9.525cm" draw:start-shape="id2" draw:start-glue-point="2" draw:end-shape="id4" draw:end-glue-point="3" svg:d="M6984 6032v3493h1270">
          <text:p/>
        </draw:connector>
        <draw:connector draw:style-name="gr4" draw:text-style-name="P1" draw:layer="layout" svg:x1="6.984cm" svg:y1="6.032cm" svg:x2="8.254cm" svg:y2="12.381cm" draw:start-shape="id2" draw:start-glue-point="2" draw:end-shape="id5" draw:end-glue-point="3" svg:d="M6984 6032v6349h1270">
          <text:p/>
        </draw:connector>
        <draw:connector draw:style-name="gr4" draw:text-style-name="P1" draw:layer="layout" svg:x1="6.984cm" svg:y1="6.032cm" svg:x2="8.255cm" svg:y2="14.921cm" draw:start-shape="id2" draw:start-glue-point="2" draw:end-shape="id6" draw:end-glue-point="3" svg:d="M6984 6032v8889h1271">
          <text:p/>
        </draw:connector>
        <draw:connector draw:style-name="gr4" draw:text-style-name="P1" draw:layer="layout" svg:x1="6.984cm" svg:y1="6.032cm" svg:x2="8.255cm" svg:y2="16.827cm" draw:start-shape="id2" draw:start-glue-point="2" draw:end-shape="id7" draw:end-glue-point="3" svg:d="M6984 6032v10795h1271">
          <text:p/>
        </draw:connector>
        <draw:connector draw:style-name="gr4" draw:text-style-name="P1" draw:layer="layout" svg:x1="9.524cm" svg:y1="6.666cm" svg:x2="11.43cm" svg:y2="5.714cm" draw:start-shape="id3" draw:start-glue-point="1" draw:end-shape="id8" draw:end-glue-point="3" svg:d="M9524 6666h953v-952h953">
          <text:p/>
        </draw:connector>
        <draw:connector draw:style-name="gr4" draw:text-style-name="P1" draw:layer="layout" svg:x1="9.524cm" svg:y1="6.666cm" svg:x2="11.43cm" svg:y2="6.666cm" draw:start-shape="id3" draw:start-glue-point="1" draw:end-shape="id9" draw:end-glue-point="3" svg:d="M9524 6666h1906">
          <text:p/>
        </draw:connector>
        <draw:connector draw:style-name="gr4" draw:text-style-name="P1" draw:layer="layout" svg:x1="9.524cm" svg:y1="6.666cm" svg:x2="11.43cm" svg:y2="7.619cm" draw:start-shape="id3" draw:start-glue-point="1" draw:end-shape="id10" draw:end-glue-point="3" svg:d="M9524 6666h953v953h953">
          <text:p/>
        </draw:connector>
        <draw:connector draw:style-name="gr4" draw:text-style-name="P1" draw:layer="layout" svg:x1="9.524cm" svg:y1="9.525cm" svg:x2="11.429cm" svg:y2="9.207cm" draw:start-shape="id4" draw:start-glue-point="1" draw:end-shape="id11" draw:end-glue-point="3" svg:d="M9524 9525h953v-318h952">
          <text:p/>
        </draw:connector>
        <draw:connector draw:style-name="gr4" draw:text-style-name="P1" draw:layer="layout" svg:x1="9.524cm" svg:y1="9.525cm" svg:x2="11.429cm" svg:y2="10.16cm" draw:start-shape="id4" draw:start-glue-point="1" draw:end-shape="id12" draw:end-glue-point="3" svg:d="M9524 9525h953v635h952">
          <text:p/>
        </draw:connector>
        <draw:connector draw:style-name="gr4" draw:text-style-name="P1" draw:layer="layout" svg:x1="9.524cm" svg:y1="12.381cm" svg:x2="11.429cm" svg:y2="11.746cm" draw:start-shape="id5" draw:start-glue-point="1" draw:end-shape="id13" draw:end-glue-point="3" svg:d="M9524 12381h953v-635h952">
          <text:p/>
        </draw:connector>
        <draw:connector draw:style-name="gr4" draw:text-style-name="P1" draw:layer="layout" svg:x1="9.524cm" svg:y1="12.381cm" svg:x2="11.429cm" svg:y2="12.699cm" draw:start-shape="id5" draw:start-glue-point="1" draw:end-shape="id14" draw:end-glue-point="3" svg:d="M9524 12381h953v318h952">
          <text:p/>
        </draw:connector>
        <draw:connector draw:style-name="gr4" draw:text-style-name="P1" draw:layer="layout" svg:x1="9.525cm" svg:y1="14.921cm" svg:x2="11.43cm" svg:y2="14.286cm" draw:start-shape="id6" draw:start-glue-point="1" draw:end-shape="id15" draw:end-glue-point="3" svg:d="M9525 14921h953v-635h952">
          <text:p/>
        </draw:connector>
        <draw:connector draw:style-name="gr4" draw:text-style-name="P1" draw:layer="layout" svg:x1="9.525cm" svg:y1="14.921cm" svg:x2="11.43cm" svg:y2="15.239cm" draw:start-shape="id6" draw:start-glue-point="1" draw:end-shape="id16" draw:end-glue-point="3" svg:d="M9525 14921h953v318h952">
          <text:p/>
        </draw:connector>
        <draw:connector draw:style-name="gr4" draw:text-style-name="P1" draw:layer="layout" svg:x1="9.525cm" svg:y1="16.827cm" svg:x2="11.43cm" svg:y2="16.827cm" draw:start-shape="id7" draw:start-glue-point="1" draw:end-shape="id17" draw:end-glue-point="3" svg:d="M9525 16827h1905">
          <text:p/>
        </draw:connector>
        <draw:connector draw:style-name="gr4" draw:text-style-name="P1" draw:layer="layout" svg:x1="5.079cm" svg:y1="4.762cm" svg:x2="5.715cm" svg:y2="18.414cm" draw:start-shape="id1" draw:start-glue-point="2" draw:end-shape="id18" draw:end-glue-point="3" svg:d="M5079 4762v13652h636">
          <text:p/>
        </draw:connector>
        <draw:connector draw:style-name="gr4" draw:text-style-name="P1" draw:layer="layout" svg:x1="5.079cm" svg:y1="4.762cm" svg:x2="5.715cm" svg:y2="19.684cm" draw:start-shape="id1" draw:start-glue-point="2" draw:end-shape="id19" draw:end-glue-point="3" svg:d="M5079 4762v14922h636">
          <text:p/>
        </draw:connector>
        <draw:connector draw:style-name="gr4" draw:text-style-name="P1" draw:layer="layout" svg:x1="14.287cm" svg:y1="15.239cm" svg:x2="22.225cm" svg:y2="4.444cm" draw:start-shape="id16" draw:start-glue-point="1" draw:end-shape="id20" draw:end-glue-point="3" svg:d="M14287 15239h3969v-10795h3969">
          <text:p/>
        </draw:connector>
        <draw:connector draw:style-name="gr4" draw:text-style-name="P1" draw:layer="layout" svg:x1="14.287cm" svg:y1="15.239cm" svg:x2="22.225cm" svg:y2="5.396cm" draw:start-shape="id16" draw:start-glue-point="1" draw:end-shape="id21" draw:end-glue-point="3" svg:d="M14287 15239h3969v-9843h3969">
          <text:p/>
        </draw:connector>
        <draw:connector draw:style-name="gr4" draw:text-style-name="P1" draw:layer="layout" svg:x1="14.287cm" svg:y1="15.239cm" svg:x2="22.225cm" svg:y2="6.349cm" draw:start-shape="id16" draw:start-glue-point="1" draw:end-shape="id22" draw:end-glue-point="3" svg:d="M14287 15239h3969v-8890h3969">
          <text:p/>
        </draw:connector>
        <draw:connector draw:style-name="gr4" draw:text-style-name="P1" draw:layer="layout" svg:x1="14.287cm" svg:y1="15.239cm" svg:x2="22.225cm" svg:y2="7.301cm" draw:start-shape="id16" draw:start-glue-point="1" draw:end-shape="id23" draw:end-glue-point="3" svg:d="M14287 15239h3969v-7938h3969">
          <text:p/>
        </draw:connector>
        <draw:connector draw:style-name="gr4" draw:text-style-name="P1" draw:layer="layout" svg:x1="14.287cm" svg:y1="15.239cm" svg:x2="22.225cm" svg:y2="8.254cm" draw:start-shape="id16" draw:start-glue-point="1" draw:end-shape="id24" draw:end-glue-point="3" svg:d="M14287 15239h3969v-6985h3969">
          <text:p/>
        </draw:connector>
        <draw:connector draw:style-name="gr4" draw:text-style-name="P1" draw:layer="layout" svg:x1="14.287cm" svg:y1="15.239cm" svg:x2="22.225cm" svg:y2="9.206cm" draw:start-shape="id16" draw:start-glue-point="1" draw:end-shape="id25" draw:end-glue-point="3" svg:d="M14287 15239h3969v-6033h3969">
          <text:p/>
        </draw:connector>
        <draw:connector draw:style-name="gr4" draw:text-style-name="P1" draw:layer="layout" svg:x1="14.287cm" svg:y1="15.239cm" svg:x2="22.225cm" svg:y2="10.159cm" draw:start-shape="id16" draw:start-glue-point="1" draw:end-shape="id26" draw:end-glue-point="3" svg:d="M14287 15239h3969v-5080h3969">
          <text:p/>
        </draw:connector>
        <draw:connector draw:style-name="gr4" draw:text-style-name="P1" draw:layer="layout" svg:x1="14.287cm" svg:y1="15.239cm" svg:x2="22.225cm" svg:y2="11.111cm" draw:start-shape="id16" draw:start-glue-point="1" draw:end-shape="id27" draw:end-glue-point="3" svg:d="M14287 15239h3969v-4128h3969">
          <text:p/>
        </draw:connector>
        <draw:connector draw:style-name="gr4" draw:text-style-name="P1" draw:layer="layout" svg:x1="14.287cm" svg:y1="15.239cm" svg:x2="22.225cm" svg:y2="12.064cm" draw:start-shape="id16" draw:start-glue-point="1" draw:end-shape="id28" draw:end-glue-point="3" svg:d="M14287 15239h3969v-3175h3969">
          <text:p/>
        </draw:connector>
        <draw:connector draw:style-name="gr4" draw:text-style-name="P1" draw:layer="layout" svg:x1="14.287cm" svg:y1="15.239cm" svg:x2="22.225cm" svg:y2="13.016cm" draw:start-shape="id16" draw:start-glue-point="1" draw:end-shape="id29" draw:end-glue-point="3" svg:d="M14287 15239h3969v-2223h3969">
          <text:p/>
        </draw:connector>
        <draw:connector draw:style-name="gr4" draw:text-style-name="P1" draw:layer="layout" svg:x1="14.287cm" svg:y1="15.239cm" svg:x2="22.225cm" svg:y2="13.969cm" draw:start-shape="id16" draw:start-glue-point="1" draw:end-shape="id30" draw:end-glue-point="3" svg:d="M14287 15239h3969v-1270h3969">
          <text:p/>
        </draw:connector>
        <draw:connector draw:style-name="gr4" draw:text-style-name="P1" draw:layer="layout" svg:x1="1.905cm" svg:y1="1.27cm" svg:x2="2.54cm" svg:y2="1.904cm" draw:start-shape="id31" draw:start-glue-point="2" draw:end-shape="id32" draw:end-glue-point="3" svg:d="M1905 1270v634h635">
          <text:p/>
        </draw:connector>
        <draw:connector draw:style-name="gr4" draw:text-style-name="P1" draw:layer="layout" svg:x1="5.08cm" svg:y1="1.904cm" svg:x2="7.62cm" svg:y2="0.952cm" draw:start-shape="id32" draw:start-glue-point="1" draw:end-shape="id33" draw:end-glue-point="3" svg:d="M5080 1904h1270v-952h1270">
          <text:p/>
        </draw:connector>
        <draw:connector draw:style-name="gr4" draw:text-style-name="P1" draw:layer="layout" svg:x1="5.08cm" svg:y1="1.904cm" svg:x2="7.62cm" svg:y2="1.904cm" draw:start-shape="id32" draw:start-glue-point="1" draw:end-shape="id34" draw:end-glue-point="3" svg:d="M5080 1904h2540">
          <text:p/>
        </draw:connector>
        <draw:connector draw:style-name="gr4" draw:text-style-name="P1" draw:layer="layout" svg:x1="5.08cm" svg:y1="1.904cm" svg:x2="7.62cm" svg:y2="2.857cm" draw:start-shape="id32" draw:start-glue-point="1" draw:end-shape="id35" draw:end-glue-point="3" svg:d="M5080 1904h1270v953h1270">
          <text:p/>
        </draw:connector>
        <draw:connector draw:style-name="gr4" draw:text-style-name="P1" draw:layer="layout" svg:x1="1.905cm" svg:y1="1.27cm" svg:x2="3.809cm" svg:y2="4.444cm" draw:start-shape="id31" draw:start-glue-point="2" draw:end-shape="id1" draw:end-glue-point="3" svg:d="M1905 1270v3174h1904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office" presentation:presentation-page-layout-name="AL1T0">
        <draw:rect draw:style-name="gr3" draw:text-style-name="P2" xml:id="id36" draw:id="id36" draw:layer="layout" svg:width="4.445cm" svg:height="0.635cm" svg:x="0.635cm" svg:y="1.27cm">
          <text:p text:style-name="P1"><text:span text:style-name="T1">websocket.js</text:span></text:p>
        </draw:rect>
        <draw:rect draw:style-name="gr3" draw:text-style-name="P2" xml:id="id37" draw:id="id37" draw:layer="layout" svg:width="2.54cm" svg:height="0.635cm" svg:x="13.97cm" svg:y="2.222cm">
          <text:p text:style-name="P1"><text:span text:style-name="T1">var</text:span></text:p>
        </draw:rect>
        <draw:rect draw:style-name="gr3" draw:text-style-name="P2" xml:id="id38" draw:id="id38" draw:layer="layout" svg:width="3.81cm" svg:height="0.635cm" svg:x="23.177cm" svg:y="0.635cm">
          <text:p text:style-name="P1"><text:span text:style-name="T1">ws</text:span></text:p>
        </draw:rect>
        <draw:rect draw:style-name="gr3" draw:text-style-name="P2" xml:id="id39" draw:id="id39" draw:layer="layout" svg:width="3.81cm" svg:height="0.635cm" svg:x="23.177cm" svg:y="1.587cm">
          <text:p text:style-name="P1"><text:span text:style-name="T1">message</text:span></text:p>
        </draw:rect>
        <draw:rect draw:style-name="gr3" draw:text-style-name="P2" xml:id="id40" draw:id="id40" draw:layer="layout" svg:width="3.81cm" svg:height="0.635cm" svg:x="23.177cm" svg:y="2.54cm">
          <text:p text:style-name="P1"><text:span text:style-name="T1">etime</text:span></text:p>
        </draw:rect>
        <draw:connector draw:style-name="gr4" draw:text-style-name="P1" draw:layer="layout" svg:x1="2.857cm" svg:y1="1.905cm" svg:x2="13.97cm" svg:y2="2.539cm" draw:start-shape="id36" draw:start-glue-point="2" draw:end-shape="id37" draw:end-glue-point="3" svg:d="M2857 1905v634h11113">
          <text:p/>
        </draw:connector>
        <draw:connector draw:style-name="gr4" draw:text-style-name="P1" draw:layer="layout" svg:x1="16.51cm" svg:y1="2.539cm" svg:x2="23.177cm" svg:y2="0.952cm" draw:start-shape="id37" draw:start-glue-point="1" draw:end-shape="id38" draw:end-glue-point="3" svg:d="M16510 2539h3334v-1587h3333">
          <text:p/>
        </draw:connector>
        <draw:connector draw:style-name="gr4" draw:text-style-name="P1" draw:layer="layout" svg:x1="16.51cm" svg:y1="2.539cm" svg:x2="23.177cm" svg:y2="1.904cm" draw:start-shape="id37" draw:start-glue-point="1" draw:end-shape="id39" draw:end-glue-point="3" svg:d="M16510 2539h3334v-635h3333">
          <text:p/>
        </draw:connector>
        <draw:connector draw:style-name="gr4" draw:text-style-name="P1" draw:layer="layout" svg:x1="16.51cm" svg:y1="2.539cm" svg:x2="23.177cm" svg:y2="2.857cm" draw:start-shape="id37" draw:start-glue-point="1" draw:end-shape="id40" draw:end-glue-point="3" svg:d="M16510 2539h3334v318h3333">
          <text:p/>
        </draw:connector>
        <draw:rect draw:style-name="gr3" draw:text-style-name="P2" xml:id="id41" draw:id="id41" draw:layer="layout" svg:width="3.81cm" svg:height="0.635cm" svg:x="23.177cm" svg:y="3.492cm">
          <text:p text:style-name="P1"><text:span text:style-name="T1">click</text:span></text:p>
        </draw:rect>
        <draw:rect draw:style-name="gr3" draw:text-style-name="P2" xml:id="id42" draw:id="id42" draw:layer="layout" svg:width="3.81cm" svg:height="0.635cm" svg:x="23.177cm" svg:y="4.445cm">
          <text:p text:style-name="P1"><text:span text:style-name="T1">activeBuffer</text:span></text:p>
        </draw:rect>
        <draw:rect draw:style-name="gr3" draw:text-style-name="P2" xml:id="id43" draw:id="id43" draw:layer="layout" svg:width="3.81cm" svg:height="0.635cm" svg:x="23.177cm" svg:y="5.397cm">
          <text:p text:style-name="P1"><text:span text:style-name="T1">buffer1</text:span></text:p>
        </draw:rect>
        <draw:rect draw:style-name="gr3" draw:text-style-name="P2" xml:id="id44" draw:id="id44" draw:layer="layout" svg:width="3.81cm" svg:height="0.635cm" svg:x="23.177cm" svg:y="6.35cm">
          <text:p text:style-name="P1"><text:span text:style-name="T1">buffer2</text:span></text:p>
        </draw:rect>
        <draw:rect draw:style-name="gr3" draw:text-style-name="P2" xml:id="id45" draw:id="id45" draw:layer="layout" svg:width="3.81cm" svg:height="0.635cm" svg:x="23.177cm" svg:y="7.302cm">
          <text:p text:style-name="P1"><text:span text:style-name="T1">tradeCount</text:span></text:p>
        </draw:rect>
        <draw:connector draw:style-name="gr4" draw:text-style-name="P1" draw:layer="layout" svg:x1="16.51cm" svg:y1="2.539cm" svg:x2="23.177cm" svg:y2="3.809cm" draw:start-shape="id37" draw:start-glue-point="1" draw:end-shape="id41" draw:end-glue-point="3" svg:d="M16510 2539h3334v1270h3333">
          <text:p/>
        </draw:connector>
        <draw:connector draw:style-name="gr4" draw:text-style-name="P1" draw:layer="layout" svg:x1="16.51cm" svg:y1="2.539cm" svg:x2="23.177cm" svg:y2="4.762cm" draw:start-shape="id37" draw:start-glue-point="1" draw:end-shape="id42" draw:end-glue-point="3" svg:d="M16510 2539h3334v2223h3333">
          <text:p/>
        </draw:connector>
        <draw:connector draw:style-name="gr4" draw:text-style-name="P1" draw:layer="layout" svg:x1="16.51cm" svg:y1="2.539cm" svg:x2="23.177cm" svg:y2="5.714cm" draw:start-shape="id37" draw:start-glue-point="1" draw:end-shape="id43" draw:end-glue-point="3" svg:d="M16510 2539h3334v3175h3333">
          <text:p/>
        </draw:connector>
        <draw:connector draw:style-name="gr4" draw:text-style-name="P1" draw:layer="layout" svg:x1="16.51cm" svg:y1="2.539cm" svg:x2="23.177cm" svg:y2="6.667cm" draw:start-shape="id37" draw:start-glue-point="1" draw:end-shape="id44" draw:end-glue-point="3" svg:d="M16510 2539h3334v4128h3333">
          <text:p/>
        </draw:connector>
        <draw:connector draw:style-name="gr4" draw:text-style-name="P1" draw:layer="layout" svg:x1="16.51cm" svg:y1="2.539cm" svg:x2="23.177cm" svg:y2="7.619cm" draw:start-shape="id37" draw:start-glue-point="1" draw:end-shape="id45" draw:end-glue-point="3" svg:d="M16510 2539h3334v5080h3333">
          <text:p/>
        </draw:connector>
        <draw:rect draw:style-name="gr3" draw:text-style-name="P2" xml:id="id46" draw:id="id46" draw:layer="layout" svg:width="2.54cm" svg:height="0.635cm" svg:x="3.492cm" svg:y="9.842cm">
          <text:p text:style-name="P1"><text:span text:style-name="T1">docReady</text:span></text:p>
        </draw:rect>
        <draw:connector draw:style-name="gr4" draw:text-style-name="P1" draw:layer="layout" svg:x1="2.857cm" svg:y1="1.905cm" svg:x2="3.492cm" svg:y2="10.159cm" draw:start-shape="id36" draw:start-glue-point="2" draw:end-shape="id46" draw:end-glue-point="3" svg:d="M2857 1905v8254h635">
          <text:p/>
        </draw:connector>
        <draw:rect draw:style-name="gr3" draw:text-style-name="P2" xml:id="id57" draw:id="id57" draw:layer="layout" svg:width="2.54cm" svg:height="0.635cm" svg:x="5.715cm" svg:y="15.875cm">
          <text:p text:style-name="P1"><text:span text:style-name="T1">tick()</text:span></text:p>
        </draw:rect>
        <draw:rect draw:style-name="gr3" draw:text-style-name="P2" xml:id="id48" draw:id="id48" draw:layer="layout" svg:width="4.445cm" svg:height="0.635cm" svg:x="17.78cm" svg:y="9.207cm">
          <text:p text:style-name="P1"><text:span text:style-name="T1">websocket.php</text:span></text:p>
        </draw:rect>
        <draw:rect draw:style-name="gr3" draw:text-style-name="P2" xml:id="id47" draw:id="id47" draw:layer="layout" svg:width="4.445cm" svg:height="0.635cm" svg:x="21.59cm" svg:y="10.159cm">
          <text:p text:style-name="P1"><text:span text:style-name="T1">clearDebug</text:span></text:p>
        </draw:rect>
        <draw:connector draw:style-name="gr4" draw:text-style-name="P1" draw:layer="layout" svg:x1="21.59cm" svg:y1="10.476cm" svg:x2="20.002cm" svg:y2="9.842cm" draw:start-shape="id47" draw:start-glue-point="3" draw:end-shape="id48" draw:end-glue-point="2" svg:d="M21590 10476h-1588v-634">
          <text:p/>
        </draw:connector>
        <draw:rect draw:style-name="gr3" draw:text-style-name="P2" xml:id="id50" draw:id="id50" draw:layer="layout" svg:width="4.445cm" svg:height="0.635cm" svg:x="21.59cm" svg:y="11.112cm">
          <text:p text:style-name="P1"><text:span text:style-name="T1">loadOrders</text:span></text:p>
        </draw:rect>
        <draw:rect draw:style-name="gr3" draw:text-style-name="P2" xml:id="id51" draw:id="id51" draw:layer="layout" svg:width="4.445cm" svg:height="0.635cm" svg:x="21.59cm" svg:y="12.064cm">
          <text:p text:style-name="P1"><text:span text:style-name="T1">getOrders</text:span></text:p>
        </draw:rect>
        <draw:rect draw:style-name="gr3" draw:text-style-name="P2" xml:id="id52" draw:id="id52" draw:layer="layout" svg:width="4.445cm" svg:height="0.635cm" svg:x="21.59cm" svg:y="13.017cm">
          <text:p text:style-name="P1"><text:span text:style-name="T1">getOpenOrders</text:span></text:p>
        </draw:rect>
        <draw:rect draw:style-name="gr3" draw:text-style-name="P2" xml:id="id53" draw:id="id53" draw:layer="layout" svg:width="4.445cm" svg:height="0.635cm" svg:x="21.59cm" svg:y="13.969cm">
          <text:p text:style-name="P1"><text:span text:style-name="T1">getBalance</text:span></text:p>
        </draw:rect>
        <draw:rect draw:style-name="gr3" draw:text-style-name="P2" xml:id="id54" draw:id="id54" draw:layer="layout" svg:width="4.445cm" svg:height="0.635cm" svg:x="21.59cm" svg:y="14.922cm">
          <text:p text:style-name="P1"><text:span text:style-name="T1">getBook</text:span></text:p>
        </draw:rect>
        <draw:rect draw:style-name="gr3" draw:text-style-name="P2" xml:id="id59" draw:id="id59" draw:layer="layout" svg:width="3.81cm" svg:height="0.635cm" svg:x="5.715cm" svg:y="18.414cm">
          <text:p text:style-name="P1"><text:span text:style-name="T1">webSocket()</text:span></text:p>
        </draw:rect>
        <draw:rect draw:style-name="gr3" draw:text-style-name="P2" xml:id="id55" draw:id="id55" draw:layer="layout" svg:width="4.445cm" svg:height="0.635cm" svg:x="21.59cm" svg:y="15.874cm">
          <text:p text:style-name="P1"><text:span text:style-name="T1">syncBuffer</text:span></text:p>
        </draw:rect>
        <draw:rect draw:style-name="gr3" draw:text-style-name="P2" xml:id="id56" draw:id="id56" draw:layer="layout" svg:width="4.445cm" svg:height="0.635cm" svg:x="21.59cm" svg:y="16.827cm">
          <text:p text:style-name="P1"><text:span text:style-name="T1">startup</text:span></text:p>
        </draw:rect>
        <draw:rect draw:style-name="gr3" draw:text-style-name="P2" draw:layer="layout" svg:width="4.445cm" svg:height="0.635cm" svg:x="21.59cm" svg:y="17.78cm">
          <text:p text:style-name="P1"><text:span text:style-name="T1">activateMinion</text:span></text:p>
        </draw:rect>
        <draw:rect draw:style-name="gr3" draw:text-style-name="P2" xml:id="id58" draw:id="id58" draw:layer="layout" svg:width="4.445cm" svg:height="0.635cm" svg:x="21.59cm" svg:y="18.732cm">
          <text:p text:style-name="P1"><text:span text:style-name="T1">tick</text:span></text:p>
        </draw:rect>
        <draw:rect draw:style-name="gr3" draw:text-style-name="P2" xml:id="id49" draw:id="id49" draw:layer="layout" svg:width="2.54cm" svg:height="0.635cm" svg:x="5.715cm" svg:y="12.699cm">
          <text:p text:style-name="P1"><text:span text:style-name="T1">CLICKS</text:span></text:p>
        </draw:rect>
        <draw:connector draw:style-name="gr5" draw:text-style-name="P1" draw:layer="layout" draw:type="line" svg:x1="8.255cm" svg:y1="13.016cm" svg:x2="21.59cm" svg:y2="10.476cm" draw:start-shape="id49" draw:start-glue-point="1" draw:end-shape="id47" draw:end-glue-point="3" svg:d="M8255 13016l13335-2540">
          <text:p/>
        </draw:connector>
        <draw:connector draw:style-name="gr5" draw:text-style-name="P1" draw:layer="layout" draw:type="line" svg:x1="8.255cm" svg:y1="13.016cm" svg:x2="21.59cm" svg:y2="11.429cm" draw:start-shape="id49" draw:start-glue-point="1" draw:end-shape="id50" draw:end-glue-point="3" svg:d="M8255 13016l13335-1587">
          <text:p/>
        </draw:connector>
        <draw:connector draw:style-name="gr5" draw:text-style-name="P1" draw:layer="layout" draw:type="line" svg:x1="8.255cm" svg:y1="13.016cm" svg:x2="21.59cm" svg:y2="12.381cm" draw:start-shape="id49" draw:start-glue-point="1" draw:end-shape="id51" draw:end-glue-point="3" svg:d="M8255 13016l13335-635">
          <text:p/>
        </draw:connector>
        <draw:connector draw:style-name="gr5" draw:text-style-name="P1" draw:layer="layout" draw:type="line" svg:x1="8.255cm" svg:y1="13.016cm" svg:x2="21.59cm" svg:y2="13.334cm" draw:start-shape="id49" draw:start-glue-point="1" draw:end-shape="id52" draw:end-glue-point="3" svg:d="M8255 13016l13335 318">
          <text:p/>
        </draw:connector>
        <draw:connector draw:style-name="gr5" draw:text-style-name="P1" draw:layer="layout" draw:type="line" svg:x1="8.255cm" svg:y1="13.016cm" svg:x2="21.59cm" svg:y2="14.286cm" draw:start-shape="id49" draw:start-glue-point="1" draw:end-shape="id53" svg:d="M8255 13016l13335 1270">
          <text:p/>
        </draw:connector>
        <draw:connector draw:style-name="gr5" draw:text-style-name="P1" draw:layer="layout" draw:type="line" svg:x1="8.255cm" svg:y1="13.016cm" svg:x2="21.59cm" svg:y2="15.239cm" draw:start-shape="id49" draw:start-glue-point="1" draw:end-shape="id54" draw:end-glue-point="3" svg:d="M8255 13016l13335 2223">
          <text:p/>
        </draw:connector>
        <draw:connector draw:style-name="gr5" draw:text-style-name="P1" draw:layer="layout" draw:type="line" svg:x1="8.255cm" svg:y1="13.016cm" svg:x2="21.59cm" svg:y2="16.191cm" draw:start-shape="id49" draw:start-glue-point="1" draw:end-shape="id55" draw:end-glue-point="3" svg:d="M8255 13016l13335 3175">
          <text:p/>
        </draw:connector>
        <draw:connector draw:style-name="gr5" draw:text-style-name="P1" draw:layer="layout" draw:type="line" svg:x1="8.255cm" svg:y1="13.016cm" svg:x2="21.59cm" svg:y2="17.144cm" draw:start-shape="id49" draw:start-glue-point="1" draw:end-shape="id56" draw:end-glue-point="3" svg:d="M8255 13016l13335 4128">
          <text:p/>
        </draw:connector>
        <draw:connector draw:style-name="gr5" draw:text-style-name="P1" draw:layer="layout" draw:type="line" svg:x1="8.255cm" svg:y1="16.192cm" svg:x2="21.59cm" svg:y2="19.049cm" draw:start-shape="id57" draw:start-glue-point="1" draw:end-shape="id58" draw:end-glue-point="3" svg:d="M8255 16192l13335 2857">
          <text:p/>
        </draw:connector>
        <draw:connector draw:style-name="gr4" draw:text-style-name="P1" draw:layer="layout" svg:x1="4.762cm" svg:y1="10.477cm" svg:x2="5.715cm" svg:y2="13.016cm" draw:start-shape="id46" draw:start-glue-point="2" draw:end-shape="id49" draw:end-glue-point="3" svg:d="M4762 10477v2539h953">
          <text:p/>
        </draw:connector>
        <draw:connector draw:style-name="gr4" draw:text-style-name="P1" draw:layer="layout" svg:x1="4.762cm" svg:y1="10.477cm" svg:x2="5.715cm" svg:y2="16.192cm" draw:start-shape="id46" draw:start-glue-point="2" draw:end-shape="id57" draw:end-glue-point="3" svg:d="M4762 10477v5715h953">
          <text:p/>
        </draw:connector>
        <draw:connector draw:style-name="gr4" draw:text-style-name="P1" draw:layer="layout" svg:x1="4.762cm" svg:y1="10.477cm" svg:x2="5.715cm" svg:y2="18.731cm" draw:start-shape="id46" draw:start-glue-point="2" draw:end-shape="id59" draw:end-glue-point="3" svg:d="M4762 10477v8254h953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office" presentation:presentation-page-layout-name="AL1T0">
        <draw:rect draw:style-name="gr3" draw:text-style-name="P2" xml:id="id61" draw:id="id61" draw:layer="layout" svg:width="4.445cm" svg:height="0.635cm" svg:x="4.127cm" svg:y="0.899cm">
          <text:p text:style-name="P1"><text:span text:style-name="T1">websocket.php</text:span></text:p>
        </draw:rect>
        <draw:rect draw:style-name="gr3" draw:text-style-name="P2" xml:id="id60" draw:id="id60" draw:layer="layout" svg:width="4.445cm" svg:height="0.635cm" svg:x="7.302cm" svg:y="6.349cm">
          <text:p text:style-name="P1"><text:span text:style-name="T1">clearDebug</text:span></text:p>
        </draw:rect>
        <draw:connector draw:style-name="gr4" draw:text-style-name="P1" draw:layer="layout" svg:x1="7.302cm" svg:y1="6.666cm" svg:x2="6.349cm" svg:y2="1.534cm" draw:start-shape="id60" draw:start-glue-point="3" draw:end-shape="id61" draw:end-glue-point="2" svg:d="M7302 6666h-953v-5132">
          <text:p/>
        </draw:connector>
        <draw:rect draw:style-name="gr3" draw:text-style-name="P2" xml:id="id62" draw:id="id62" draw:layer="layout" svg:width="4.445cm" svg:height="0.635cm" svg:x="6.985cm" svg:y="7.302cm">
          <text:p text:style-name="P1"><text:span text:style-name="T1">loadOrders</text:span></text:p>
        </draw:rect>
        <draw:rect draw:style-name="gr3" draw:text-style-name="P2" xml:id="id63" draw:id="id63" draw:layer="layout" svg:width="4.445cm" svg:height="0.635cm" svg:x="6.984cm" svg:y="17.462cm">
          <text:p text:style-name="P1"><text:span text:style-name="T1">getOrders</text:span></text:p>
        </draw:rect>
        <draw:rect draw:style-name="gr3" draw:text-style-name="P2" xml:id="id64" draw:id="id64" draw:layer="layout" svg:width="4.445cm" svg:height="0.635cm" svg:x="7.302cm" svg:y="12.065cm">
          <text:p text:style-name="P1"><text:span text:style-name="T1">getOpenOrders</text:span></text:p>
        </draw:rect>
        <draw:rect draw:style-name="gr3" draw:text-style-name="P2" xml:id="id65" draw:id="id65" draw:layer="layout" svg:width="4.445cm" svg:height="0.635cm" svg:x="7.302cm" svg:y="13.969cm">
          <text:p text:style-name="P1"><text:span text:style-name="T1">getBalance</text:span></text:p>
        </draw:rect>
        <draw:rect draw:style-name="gr3" draw:text-style-name="P2" xml:id="id66" draw:id="id66" draw:layer="layout" svg:width="4.445cm" svg:height="0.635cm" svg:x="7.302cm" svg:y="9.525cm">
          <text:p text:style-name="P1"><text:span text:style-name="T1">getBook</text:span></text:p>
        </draw:rect>
        <draw:rect draw:style-name="gr3" draw:text-style-name="P2" xml:id="id67" draw:id="id67" draw:layer="layout" svg:width="4.445cm" svg:height="0.635cm" svg:x="7.302cm" svg:y="10.795cm">
          <text:p text:style-name="P1"><text:span text:style-name="T1">syncBuffer</text:span></text:p>
        </draw:rect>
        <draw:rect draw:style-name="gr3" draw:text-style-name="P2" xml:id="id68" draw:id="id68" draw:layer="layout" svg:width="4.445cm" svg:height="0.635cm" svg:x="7.302cm" svg:y="5.08cm">
          <text:p text:style-name="P1"><text:span text:style-name="T1">startup</text:span></text:p>
        </draw:rect>
        <draw:rect draw:style-name="gr3" draw:text-style-name="P2" xml:id="id69" draw:id="id69" draw:layer="layout" svg:width="4.445cm" svg:height="0.635cm" svg:x="7.302cm" svg:y="15.875cm">
          <text:p text:style-name="P1"><text:span text:style-name="T1">activateMinion</text:span></text:p>
        </draw:rect>
        <draw:rect draw:style-name="gr3" draw:text-style-name="P2" xml:id="id70" draw:id="id70" draw:layer="layout" svg:width="4.445cm" svg:height="0.635cm" svg:x="6.984cm" svg:y="8.572cm">
          <text:p text:style-name="P1"><text:span text:style-name="T1">tick</text:span></text:p>
        </draw:rect>
        <draw:connector draw:style-name="gr4" draw:text-style-name="P1" draw:layer="layout" svg:x1="6.349cm" svg:y1="1.534cm" svg:x2="6.985cm" svg:y2="7.619cm" draw:start-shape="id61" draw:start-glue-point="2" draw:end-shape="id62" draw:end-glue-point="3" svg:d="M6349 1534v6085h636">
          <text:p/>
        </draw:connector>
        <draw:connector draw:style-name="gr4" draw:text-style-name="P1" draw:layer="layout" svg:x1="6.349cm" svg:y1="1.534cm" svg:x2="6.984cm" svg:y2="17.779cm" draw:start-shape="id61" draw:start-glue-point="2" draw:end-shape="id63" draw:end-glue-point="3" svg:d="M6349 1534v16245h635">
          <text:p/>
        </draw:connector>
        <draw:connector draw:style-name="gr4" draw:text-style-name="P1" draw:layer="layout" svg:x1="6.349cm" svg:y1="1.534cm" svg:x2="7.302cm" svg:y2="12.382cm" draw:start-shape="id61" draw:start-glue-point="2" draw:end-shape="id64" draw:end-glue-point="3" svg:d="M6349 1534v10848h953">
          <text:p/>
        </draw:connector>
        <draw:connector draw:style-name="gr4" draw:text-style-name="P1" draw:layer="layout" svg:x1="6.349cm" svg:y1="1.534cm" svg:x2="7.302cm" svg:y2="14.286cm" draw:start-shape="id61" draw:start-glue-point="2" draw:end-shape="id65" draw:end-glue-point="3" svg:d="M6349 1534v12752h953">
          <text:p/>
        </draw:connector>
        <draw:connector draw:style-name="gr4" draw:text-style-name="P1" draw:layer="layout" svg:x1="6.349cm" svg:y1="1.534cm" svg:x2="7.302cm" svg:y2="9.842cm" draw:start-shape="id61" draw:start-glue-point="2" draw:end-shape="id66" draw:end-glue-point="3" svg:d="M6349 1534v8308h953">
          <text:p/>
        </draw:connector>
        <draw:connector draw:style-name="gr4" draw:text-style-name="P1" draw:layer="layout" svg:x1="6.349cm" svg:y1="1.534cm" svg:x2="7.302cm" svg:y2="11.112cm" draw:start-shape="id61" draw:start-glue-point="2" draw:end-shape="id67" draw:end-glue-point="3" svg:d="M6349 1534v9578h953">
          <text:p/>
        </draw:connector>
        <draw:connector draw:style-name="gr4" draw:text-style-name="P1" draw:layer="layout" svg:x1="6.349cm" svg:y1="1.534cm" svg:x2="7.302cm" svg:y2="5.397cm" draw:start-shape="id61" draw:start-glue-point="2" draw:end-shape="id68" draw:end-glue-point="3" svg:d="M6349 1534v3863h953">
          <text:p/>
        </draw:connector>
        <draw:connector draw:style-name="gr4" draw:text-style-name="P1" draw:layer="layout" svg:x1="6.349cm" svg:y1="1.534cm" svg:x2="7.302cm" svg:y2="16.192cm" draw:start-shape="id61" draw:start-glue-point="2" draw:end-shape="id69" draw:end-glue-point="3" svg:d="M6349 1534v14658h953">
          <text:p/>
        </draw:connector>
        <draw:connector draw:style-name="gr4" draw:text-style-name="P1" draw:layer="layout" svg:x1="6.349cm" svg:y1="1.534cm" svg:x2="6.984cm" svg:y2="8.889cm" draw:start-shape="id61" draw:start-glue-point="2" draw:end-shape="id70" draw:end-glue-point="3" svg:d="M6349 1534v7355h635">
          <text:p/>
        </draw:connector>
        <draw:rect draw:style-name="gr3" draw:text-style-name="P2" xml:id="id74" draw:id="id74" draw:layer="layout" svg:width="4.445cm" svg:height="0.635cm" svg:x="18.732cm" svg:y="0.635cm">
          <text:p text:style-name="P1"><text:span text:style-name="T1">$_SESSION</text:span></text:p>
        </draw:rect>
        <draw:rect draw:style-name="gr3" draw:text-style-name="P2" xml:id="id71" draw:id="id71" draw:layer="layout" svg:width="0.952cm" svg:height="0.635cm" svg:x="7.62cm" svg:y="2.54cm">
          <text:p text:style-name="P1"><text:span text:style-name="T1">$</text:span></text:p>
        </draw:rect>
        <draw:rect draw:style-name="gr3" draw:text-style-name="P2" xml:id="id72" draw:id="id72" draw:layer="layout" svg:width="2.857cm" svg:height="0.635cm" svg:x="15.875cm" svg:y="2.222cm">
          <text:p text:style-name="P1"><text:span text:style-name="T1">kara</text:span></text:p>
        </draw:rect>
        <draw:rect draw:style-name="gr3" draw:text-style-name="P2" xml:id="id73" draw:id="id73" draw:layer="layout" svg:width="2.857cm" svg:height="0.635cm" svg:x="15.875cm" svg:y="3.174cm">
          <text:p text:style-name="P1"><text:span text:style-name="T1">debug</text:span></text:p>
        </draw:rect>
        <draw:rect draw:style-name="gr3" draw:text-style-name="P2" xml:id="id75" draw:id="id75" draw:layer="layout" svg:width="4.762cm" svg:height="0.635cm" svg:x="22.225cm" svg:y="1.905cm">
          <text:p text:style-name="P1"><text:span text:style-name="T1">currentSequence</text:span></text:p>
        </draw:rect>
        <draw:rect draw:style-name="gr3" draw:text-style-name="P2" xml:id="id76" draw:id="id76" draw:layer="layout" svg:width="4.762cm" svg:height="0.635cm" svg:x="22.225cm" svg:y="2.857cm">
          <text:p text:style-name="P1"><text:span text:style-name="T1">count</text:span></text:p>
        </draw:rect>
        <draw:connector draw:style-name="gr4" draw:text-style-name="P1" draw:layer="layout" svg:x1="6.349cm" svg:y1="1.534cm" svg:x2="7.62cm" svg:y2="2.857cm" draw:start-shape="id61" draw:start-glue-point="2" draw:end-shape="id71" draw:end-glue-point="3" svg:d="M6349 1534v1323h1271">
          <text:p/>
        </draw:connector>
        <draw:connector draw:style-name="gr4" draw:text-style-name="P1" draw:layer="layout" svg:x1="8.572cm" svg:y1="2.857cm" svg:x2="15.875cm" svg:y2="2.539cm" draw:start-shape="id71" draw:start-glue-point="1" draw:end-shape="id72" draw:end-glue-point="3" svg:d="M8572 2857h3652v-318h3651">
          <text:p/>
        </draw:connector>
        <draw:connector draw:style-name="gr4" draw:text-style-name="P1" draw:layer="layout" svg:x1="8.572cm" svg:y1="2.857cm" svg:x2="15.875cm" svg:y2="3.491cm" draw:start-shape="id71" draw:start-glue-point="1" draw:end-shape="id73" draw:end-glue-point="3" svg:d="M8572 2857h3652v634h3651">
          <text:p/>
        </draw:connector>
        <draw:rect draw:style-name="gr3" draw:text-style-name="P2" xml:id="id77" draw:id="id77" draw:layer="layout" svg:width="4.762cm" svg:height="0.635cm" svg:x="22.225cm" svg:y="3.81cm">
          <text:p text:style-name="P1"><text:span text:style-name="T1">lastCount</text:span></text:p>
        </draw:rect>
        <draw:rect draw:style-name="gr3" draw:text-style-name="P2" xml:id="id78" draw:id="id78" draw:layer="layout" svg:width="4.762cm" svg:height="0.635cm" svg:x="22.225cm" svg:y="4.762cm">
          <text:p text:style-name="P1"><text:span text:style-name="T1">socketBuffer</text:span></text:p>
        </draw:rect>
        <draw:rect draw:style-name="gr3" draw:text-style-name="P2" xml:id="id79" draw:id="id79" draw:layer="layout" svg:width="4.762cm" svg:height="0.635cm" svg:x="22.225cm" svg:y="5.715cm">
          <text:p text:style-name="P1"><text:span text:style-name="T1">bookBids</text:span></text:p>
        </draw:rect>
        <draw:rect draw:style-name="gr3" draw:text-style-name="P2" xml:id="id80" draw:id="id80" draw:layer="layout" svg:width="4.762cm" svg:height="0.635cm" svg:x="22.225cm" svg:y="6.667cm">
          <text:p text:style-name="P1"><text:span text:style-name="T1">bookAsks</text:span></text:p>
        </draw:rect>
        <draw:rect draw:style-name="gr3" draw:text-style-name="P2" xml:id="id81" draw:id="id81" draw:layer="layout" svg:width="4.762cm" svg:height="0.635cm" svg:x="22.225cm" svg:y="7.62cm">
          <text:p text:style-name="P1"><text:span text:style-name="T1">bookSequence</text:span></text:p>
        </draw:rect>
        <draw:rect draw:style-name="gr3" draw:text-style-name="P2" xml:id="id82" draw:id="id82" draw:layer="layout" svg:width="4.762cm" svg:height="0.635cm" svg:x="22.225cm" svg:y="8.572cm">
          <text:p text:style-name="P1"><text:span text:style-name="T1">bufferFirst</text:span></text:p>
        </draw:rect>
        <draw:rect draw:style-name="gr3" draw:text-style-name="P2" xml:id="id83" draw:id="id83" draw:layer="layout" svg:width="4.762cm" svg:height="0.635cm" svg:x="22.225cm" svg:y="9.525cm">
          <text:p text:style-name="P1"><text:span text:style-name="T1">bufferLast</text:span></text:p>
        </draw:rect>
        <draw:rect draw:style-name="gr3" draw:text-style-name="P2" xml:id="id84" draw:id="id84" draw:layer="layout" svg:width="4.762cm" svg:height="0.635cm" svg:x="22.225cm" svg:y="10.477cm">
          <text:p text:style-name="P1"><text:span text:style-name="T1">startLiveBook</text:span></text:p>
        </draw:rect>
        <draw:rect draw:style-name="gr3" draw:text-style-name="P2" xml:id="id85" draw:id="id85" draw:layer="layout" svg:width="4.762cm" svg:height="0.635cm" svg:x="22.225cm" svg:y="11.43cm">
          <text:p text:style-name="P1"><text:span text:style-name="T1">currentSequence</text:span></text:p>
        </draw:rect>
        <draw:rect draw:style-name="gr3" draw:text-style-name="P2" xml:id="id86" draw:id="id86" draw:layer="layout" svg:width="4.762cm" svg:height="0.635cm" svg:x="22.225cm" svg:y="12.382cm">
          <text:p text:style-name="P1"><text:span text:style-name="T1">msg</text:span></text:p>
        </draw:rect>
        <draw:rect draw:style-name="gr3" draw:text-style-name="P2" xml:id="id87" draw:id="id87" draw:layer="layout" svg:width="4.762cm" svg:height="0.635cm" svg:x="22.225cm" svg:y="13.335cm">
          <text:p text:style-name="P1"><text:span text:style-name="T1">orders</text:span></text:p>
        </draw:rect>
        <draw:rect draw:style-name="gr3" draw:text-style-name="P2" xml:id="id88" draw:id="id88" draw:layer="layout" svg:width="4.762cm" svg:height="0.635cm" svg:x="22.225cm" svg:y="14.287cm">
          <text:p text:style-name="P1"><text:span text:style-name="T1">debug</text:span></text:p>
        </draw:rect>
        <draw:rect draw:style-name="gr3" draw:text-style-name="P2" xml:id="id89" draw:id="id89" draw:layer="layout" svg:width="4.762cm" svg:height="0.635cm" svg:x="22.225cm" svg:y="15.24cm">
          <text:p text:style-name="P1"><text:span text:style-name="T1">openOrders</text:span></text:p>
        </draw:rect>
        <draw:connector draw:style-name="gr4" draw:text-style-name="P1" draw:layer="layout" svg:x1="20.954cm" svg:y1="1.27cm" svg:x2="22.225cm" svg:y2="2.222cm" draw:start-shape="id74" draw:start-glue-point="2" draw:end-shape="id75" draw:end-glue-point="3" svg:d="M20954 1270v952h1271">
          <text:p/>
        </draw:connector>
        <draw:connector draw:style-name="gr4" draw:text-style-name="P1" draw:layer="layout" svg:x1="20.954cm" svg:y1="1.27cm" svg:x2="22.225cm" svg:y2="3.174cm" draw:start-shape="id74" draw:start-glue-point="2" draw:end-shape="id76" draw:end-glue-point="3" svg:d="M20954 1270v1904h1271">
          <text:p/>
        </draw:connector>
        <draw:connector draw:style-name="gr4" draw:text-style-name="P1" draw:layer="layout" svg:x1="20.954cm" svg:y1="1.27cm" svg:x2="22.225cm" svg:y2="4.127cm" draw:start-shape="id74" draw:start-glue-point="2" draw:end-shape="id77" draw:end-glue-point="3" svg:d="M20954 1270v2857h1271">
          <text:p/>
        </draw:connector>
        <draw:connector draw:style-name="gr4" draw:text-style-name="P1" draw:layer="layout" svg:x1="20.954cm" svg:y1="1.27cm" svg:x2="22.225cm" svg:y2="5.079cm" draw:start-shape="id74" draw:start-glue-point="2" draw:end-shape="id78" draw:end-glue-point="3" svg:d="M20954 1270v3809h1271">
          <text:p/>
        </draw:connector>
        <draw:connector draw:style-name="gr4" draw:text-style-name="P1" draw:layer="layout" svg:x1="20.954cm" svg:y1="1.27cm" svg:x2="22.225cm" svg:y2="6.032cm" draw:start-shape="id74" draw:start-glue-point="2" draw:end-shape="id79" draw:end-glue-point="3" svg:d="M20954 1270v4762h1271">
          <text:p/>
        </draw:connector>
        <draw:connector draw:style-name="gr4" draw:text-style-name="P1" draw:layer="layout" svg:x1="20.954cm" svg:y1="1.27cm" svg:x2="22.225cm" svg:y2="6.984cm" draw:start-shape="id74" draw:start-glue-point="2" draw:end-shape="id80" draw:end-glue-point="3" svg:d="M20954 1270v5714h1271">
          <text:p/>
        </draw:connector>
        <draw:connector draw:style-name="gr4" draw:text-style-name="P1" draw:layer="layout" svg:x1="20.954cm" svg:y1="1.27cm" svg:x2="22.225cm" svg:y2="7.937cm" draw:start-shape="id74" draw:start-glue-point="2" draw:end-shape="id81" draw:end-glue-point="3" svg:d="M20954 1270v6667h1271">
          <text:p/>
        </draw:connector>
        <draw:connector draw:style-name="gr4" draw:text-style-name="P1" draw:layer="layout" svg:x1="20.954cm" svg:y1="1.27cm" svg:x2="22.225cm" svg:y2="8.889cm" draw:start-shape="id74" draw:start-glue-point="2" draw:end-shape="id82" draw:end-glue-point="3" svg:d="M20954 1270v7619h1271">
          <text:p/>
        </draw:connector>
        <draw:connector draw:style-name="gr4" draw:text-style-name="P1" draw:layer="layout" svg:x1="20.954cm" svg:y1="1.27cm" svg:x2="22.225cm" svg:y2="9.842cm" draw:start-shape="id74" draw:start-glue-point="2" draw:end-shape="id83" draw:end-glue-point="3" svg:d="M20954 1270v8572h1271">
          <text:p/>
        </draw:connector>
        <draw:connector draw:style-name="gr4" draw:text-style-name="P1" draw:layer="layout" svg:x1="20.954cm" svg:y1="1.27cm" svg:x2="22.225cm" svg:y2="10.794cm" draw:start-shape="id74" draw:start-glue-point="2" draw:end-shape="id84" draw:end-glue-point="3" svg:d="M20954 1270v9524h1271">
          <text:p/>
        </draw:connector>
        <draw:connector draw:style-name="gr4" draw:text-style-name="P1" draw:layer="layout" svg:x1="20.954cm" svg:y1="1.27cm" svg:x2="22.225cm" svg:y2="11.747cm" draw:start-shape="id74" draw:start-glue-point="2" draw:end-shape="id85" draw:end-glue-point="3" svg:d="M20954 1270v10477h1271">
          <text:p/>
        </draw:connector>
        <draw:connector draw:style-name="gr4" draw:text-style-name="P1" draw:layer="layout" svg:x1="20.954cm" svg:y1="1.27cm" svg:x2="22.225cm" svg:y2="12.699cm" draw:start-shape="id74" draw:start-glue-point="2" draw:end-shape="id86" draw:end-glue-point="3" svg:d="M20954 1270v11429h1271">
          <text:p/>
        </draw:connector>
        <draw:connector draw:style-name="gr4" draw:text-style-name="P1" draw:layer="layout" svg:x1="20.954cm" svg:y1="1.27cm" svg:x2="22.225cm" svg:y2="13.652cm" draw:start-shape="id74" draw:start-glue-point="2" draw:end-shape="id87" draw:end-glue-point="3" svg:d="M20954 1270v12382h1271">
          <text:p/>
        </draw:connector>
        <draw:connector draw:style-name="gr4" draw:text-style-name="P1" draw:layer="layout" svg:x1="20.954cm" svg:y1="1.27cm" svg:x2="22.225cm" svg:y2="14.604cm" draw:start-shape="id74" draw:start-glue-point="2" draw:end-shape="id88" draw:end-glue-point="3" svg:d="M20954 1270v13334h1271">
          <text:p/>
        </draw:connector>
        <draw:connector draw:style-name="gr4" draw:text-style-name="P1" draw:layer="layout" svg:x1="20.954cm" svg:y1="1.27cm" svg:x2="22.225cm" svg:y2="15.557cm" draw:start-shape="id74" draw:start-glue-point="2" draw:end-shape="id89" draw:end-glue-point="3" svg:d="M20954 1270v14287h1271">
          <text:p/>
        </draw:connector>
        <draw:rect draw:style-name="gr3" draw:text-style-name="P2" xml:id="id90" draw:id="id90" draw:layer="layout" svg:width="4.762cm" svg:height="0.635cm" svg:x="22.225cm" svg:y="16.192cm">
          <text:p text:style-name="P1"><text:span text:style-name="T1">minions</text:span></text:p>
        </draw:rect>
        <draw:connector draw:style-name="gr4" draw:text-style-name="P1" draw:layer="layout" svg:x1="20.954cm" svg:y1="1.27cm" svg:x2="22.225cm" svg:y2="16.509cm" draw:start-shape="id74" draw:start-glue-point="2" draw:end-shape="id90" draw:end-glue-point="3" svg:d="M20954 1270v15239h1271">
          <text:p/>
        </draw:connector>
        <draw:rect draw:style-name="gr3" draw:text-style-name="P2" xml:id="id92" draw:id="id92" draw:layer="layout" svg:width="4.445cm" svg:height="0.635cm" svg:x="-3.175cm" svg:y="11.112cm">
          <text:p text:style-name="P1"><text:span text:style-name="T1">minions.php</text:span></text:p>
        </draw:rect>
        <draw:rect draw:style-name="gr3" draw:text-style-name="P2" xml:id="id91" draw:id="id91" draw:layer="layout" svg:width="4.762cm" svg:height="0.635cm" svg:x="22.225cm" svg:y="17.193cm">
          <text:p text:style-name="P1"><text:span text:style-name="T1">minionJumpLog</text:span></text:p>
        </draw:rect>
        <draw:connector draw:style-name="gr4" draw:text-style-name="P1" draw:layer="layout" svg:x1="20.954cm" svg:y1="1.27cm" svg:x2="22.225cm" svg:y2="17.51cm" draw:start-shape="id74" draw:start-glue-point="2" draw:end-shape="id91" draw:end-glue-point="3" svg:d="M20954 1270v16240h1271">
          <text:p/>
        </draw:connector>
        <draw:connector draw:style-name="gr5" draw:text-style-name="P1" draw:layer="layout" draw:type="line" svg:x1="11.747cm" svg:y1="6.666cm" svg:x2="22.225cm" svg:y2="14.604cm" draw:start-shape="id60" draw:start-glue-point="1" draw:end-shape="id88" draw:end-glue-point="3" svg:d="M11747 6666l10478 7938">
          <text:p/>
        </draw:connector>
        <draw:connector draw:style-name="gr5" draw:text-style-name="P1" draw:layer="layout" draw:type="line" svg:x1="11.747cm" svg:y1="5.397cm" svg:x2="15.875cm" svg:y2="2.539cm" draw:start-shape="id68" draw:start-glue-point="1" draw:end-shape="id72" draw:end-glue-point="3" svg:d="M11747 5397l4128-2858">
          <text:p/>
        </draw:connector>
        <draw:connector draw:style-name="gr5" draw:text-style-name="P1" draw:layer="layout" draw:type="line" svg:x1="11.747cm" svg:y1="6.666cm" svg:x2="15.875cm" svg:y2="2.539cm" draw:start-shape="id60" draw:start-glue-point="1" draw:end-shape="id72" svg:d="M11747 6666l4128-4127">
          <text:p/>
        </draw:connector>
        <draw:connector draw:style-name="gr5" draw:text-style-name="P1" draw:layer="layout" draw:type="line" svg:x1="11.43cm" svg:y1="7.619cm" svg:x2="15.875cm" svg:y2="2.539cm" draw:start-shape="id62" draw:start-glue-point="1" draw:end-shape="id72" svg:d="M11430 7619l4445-5080">
          <text:p/>
        </draw:connector>
        <draw:connector draw:style-name="gr5" draw:text-style-name="P1" draw:layer="layout" draw:type="line" svg:x1="22.225cm" svg:y1="15.557cm" svg:x2="11.747cm" svg:y2="12.382cm" draw:start-shape="id89" draw:start-glue-point="3" draw:end-shape="id64" draw:end-glue-point="1" svg:d="M22225 15557l-10478-3175">
          <text:p/>
        </draw:connector>
        <draw:connector draw:style-name="gr5" draw:text-style-name="P1" draw:layer="layout" draw:type="line" svg:x1="11.747cm" svg:y1="12.382cm" svg:x2="22.225cm" svg:y2="14.604cm" draw:start-shape="id64" draw:start-glue-point="1" draw:end-shape="id88" draw:end-glue-point="3" svg:d="M11747 12382l10478 2222">
          <text:p/>
        </draw:connector>
        <draw:rect draw:style-name="gr3" draw:text-style-name="P2" xml:id="id93" draw:id="id93" draw:layer="layout" svg:width="4.445cm" svg:height="0.635cm" svg:x="-2.857cm" svg:y="13.97cm">
          <text:p text:style-name="P1"><text:span text:style-name="T1">exchange.php</text:span></text:p>
        </draw:rect>
        <draw:connector draw:style-name="gr5" draw:text-style-name="P1" draw:layer="layout" draw:type="line" svg:x1="1.27cm" svg:y1="11.429cm" svg:x2="7.302cm" svg:y2="5.397cm" draw:start-shape="id92" draw:start-glue-point="1" draw:end-shape="id68" draw:end-glue-point="3" svg:d="M1270 11429l6032-6032">
          <text:p/>
        </draw:connector>
        <draw:connector draw:style-name="gr5" draw:text-style-name="P1" draw:layer="layout" draw:type="line" svg:x1="1.27cm" svg:y1="11.429cm" svg:x2="6.985cm" svg:y2="7.619cm" draw:start-shape="id92" draw:start-glue-point="1" draw:end-shape="id62" draw:end-glue-point="3" svg:d="M1270 11429l5715-3810">
          <text:p/>
        </draw:connector>
        <draw:connector draw:style-name="gr5" draw:text-style-name="P1" draw:layer="layout" draw:type="line" svg:x1="1.588cm" svg:y1="14.287cm" svg:x2="6.984cm" svg:y2="17.779cm" draw:start-shape="id93" draw:start-glue-point="1" draw:end-shape="id63" draw:end-glue-point="3" svg:d="M1588 14287l5396 3492">
          <text:p/>
        </draw:connector>
        <draw:connector draw:style-name="gr5" draw:text-style-name="P1" draw:layer="layout" draw:type="line" svg:x1="11.429cm" svg:y1="17.779cm" svg:x2="22.225cm" svg:y2="13.652cm" draw:start-shape="id63" draw:start-glue-point="1" draw:end-shape="id87" svg:d="M11429 17779l10796-4127">
          <text:p/>
        </draw:connector>
        <draw:connector draw:style-name="gr5" draw:text-style-name="P1" draw:layer="layout" draw:type="line" svg:x1="11.429cm" svg:y1="17.779cm" svg:x2="22.225cm" svg:y2="14.604cm" draw:start-shape="id63" draw:start-glue-point="1" draw:end-shape="id88" draw:end-glue-point="3" svg:d="M11429 17779l10796-3175">
          <text:p/>
        </draw:connector>
        <draw:connector draw:style-name="gr5" draw:text-style-name="P1" draw:layer="layout" draw:type="line" svg:x1="1.27cm" svg:y1="11.429cm" svg:x2="7.302cm" svg:y2="16.192cm" draw:start-shape="id92" draw:start-glue-point="1" draw:end-shape="id69" svg:d="M1270 11429l6032 4763">
          <text:p/>
        </draw:connector>
        <draw:connector draw:style-name="gr5" draw:text-style-name="P1" draw:layer="layout" draw:type="line" svg:x1="11.747cm" svg:y1="16.192cm" svg:x2="15.875cm" svg:y2="2.539cm" draw:start-shape="id69" draw:start-glue-point="1" draw:end-shape="id72" draw:end-glue-point="3" svg:d="M11747 16192l4128-13653">
          <text:p/>
        </draw:connector>
        <draw:connector draw:style-name="gr5" draw:text-style-name="P1" draw:layer="layout" draw:type="line" svg:x1="1.588cm" svg:y1="14.287cm" svg:x2="7.302cm" svg:y2="14.286cm" draw:start-shape="id93" draw:start-glue-point="1" draw:end-shape="id65" svg:d="M1588 14287l5714-1">
          <text:p/>
        </draw:connector>
        <draw:connector draw:style-name="gr5" draw:text-style-name="P1" draw:layer="layout" draw:type="line" svg:x1="11.747cm" svg:y1="14.286cm" svg:x2="15.875cm" svg:y2="2.539cm" draw:start-shape="id65" draw:start-glue-point="1" draw:end-shape="id72" draw:end-glue-point="3" svg:d="M11747 14286l4128-11747">
          <text:p/>
        </draw:connector>
        <draw:rect draw:style-name="gr3" draw:text-style-name="P2" xml:id="id95" draw:id="id95" draw:layer="layout" svg:width="4.762cm" svg:height="0.635cm" svg:x="22.225cm" svg:y="18.415cm">
          <text:p text:style-name="P1"><text:span text:style-name="T1">btcA</text:span></text:p>
        </draw:rect>
        <draw:rect draw:style-name="gr3" draw:text-style-name="P2" xml:id="id94" draw:id="id94" draw:layer="layout" svg:width="4.762cm" svg:height="0.635cm" svg:x="28.892cm" svg:y="18.415cm">
          <text:p text:style-name="P1"><text:span text:style-name="T1">not set at startup</text:span></text:p>
        </draw:rect>
        <draw:connector draw:style-name="gr5" draw:text-style-name="P1" draw:layer="layout" draw:type="line" svg:x1="28.892cm" svg:y1="18.732cm" svg:x2="26.987cm" svg:y2="18.732cm" draw:start-shape="id94" draw:start-glue-point="3" draw:end-shape="id95" svg:d="M28892 18732h-1905">
          <text:p/>
        </draw:connector>
        <draw:connector draw:style-name="gr4" draw:text-style-name="P1" draw:layer="layout" svg:x1="22.225cm" svg:y1="18.732cm" svg:x2="20.954cm" svg:y2="1.27cm" draw:start-shape="id95" draw:start-glue-point="3" draw:end-shape="id74" draw:end-glue-point="2" svg:d="M22225 18732h-1271v-17462">
          <text:p/>
        </draw:connector>
        <draw:connector draw:style-name="gr5" draw:text-style-name="P1" draw:layer="layout" draw:type="line" svg:x1="11.747cm" svg:y1="14.286cm" svg:x2="22.225cm" svg:y2="18.732cm" draw:start-shape="id65" draw:start-glue-point="1" draw:end-shape="id95" draw:end-glue-point="3" svg:d="M11747 14286l10478 4446">
          <text:p/>
        </draw:connector>
        <draw:connector draw:style-name="gr5" draw:text-style-name="P1" draw:layer="layout" draw:type="line" svg:x1="1.588cm" svg:y1="14.287cm" svg:x2="7.302cm" svg:y2="9.842cm" draw:start-shape="id93" draw:start-glue-point="1" draw:end-shape="id66" draw:end-glue-point="3" svg:d="M1588 14287l5714-4445">
          <text:p/>
        </draw:connector>
        <draw:connector draw:style-name="gr5" draw:text-style-name="P1" draw:layer="layout" draw:type="line" svg:x1="11.747cm" svg:y1="9.842cm" svg:x2="22.225cm" svg:y2="7.937cm" draw:start-shape="id66" draw:start-glue-point="1" draw:end-shape="id81" draw:end-glue-point="3" svg:d="M11747 9842l10478-1905">
          <text:p/>
        </draw:connector>
        <draw:connector draw:style-name="gr5" draw:text-style-name="P1" draw:layer="layout" draw:type="line" svg:x1="11.747cm" svg:y1="9.842cm" svg:x2="22.225cm" svg:y2="6.032cm" draw:start-shape="id66" draw:start-glue-point="1" draw:end-shape="id79" draw:end-glue-point="3" svg:d="M11747 9842l10478-3810">
          <text:p/>
        </draw:connector>
        <draw:connector draw:style-name="gr5" draw:text-style-name="P1" draw:layer="layout" draw:type="line" svg:x1="11.747cm" svg:y1="9.842cm" svg:x2="22.225cm" svg:y2="6.984cm" draw:start-shape="id66" draw:start-glue-point="1" draw:end-shape="id80" draw:end-glue-point="3" svg:d="M11747 9842l10478-2858">
          <text:p/>
        </draw:connector>
        <draw:rect draw:style-name="gr3" draw:text-style-name="P2" xml:id="id96" draw:id="id96" draw:layer="layout" svg:width="4.445cm" svg:height="0.635cm" svg:x="7.302cm" svg:y="3.81cm">
          <text:p text:style-name="P1"><text:span text:style-name="T1">upload <text:s/>???</text:span></text:p>
        </draw:rect>
        <draw:connector draw:style-name="gr4" draw:text-style-name="P1" draw:layer="layout" svg:x1="6.349cm" svg:y1="1.534cm" svg:x2="7.302cm" svg:y2="4.127cm" draw:start-shape="id61" draw:start-glue-point="2" draw:end-shape="id96" draw:end-glue-point="3" svg:d="M6349 1534v2593h953">
          <text:p/>
        </draw:connector>
        <draw:connector draw:style-name="gr5" draw:text-style-name="P1" draw:layer="layout" draw:type="line" svg:x1="11.747cm" svg:y1="4.127cm" svg:x2="22.225cm" svg:y2="5.079cm" draw:start-shape="id96" draw:start-glue-point="1" draw:end-shape="id78" draw:end-glue-point="3" svg:d="M11747 4127l10478 952">
          <text:p/>
        </draw:connector>
        <draw:connector draw:style-name="gr5" draw:text-style-name="P1" draw:layer="layout" draw:type="line" svg:x1="11.747cm" svg:y1="4.127cm" svg:x2="22.225cm" svg:y2="8.889cm" draw:start-shape="id96" draw:start-glue-point="1" draw:end-shape="id82" draw:end-glue-point="3" svg:d="M11747 4127l10478 4762">
          <text:p/>
        </draw:connector>
        <draw:connector draw:style-name="gr5" draw:text-style-name="P1" draw:layer="layout" draw:type="line" svg:x1="11.747cm" svg:y1="4.127cm" svg:x2="22.225cm" svg:y2="9.842cm" draw:start-shape="id96" draw:start-glue-point="1" draw:end-shape="id83" svg:d="M11747 4127l10478 5715">
          <text:p/>
        </draw:connector>
        <draw:connector draw:style-name="gr5" draw:text-style-name="P1" draw:layer="layout" draw:type="line" svg:x1="11.747cm" svg:y1="4.127cm" svg:x2="22.225cm" svg:y2="3.174cm" draw:start-shape="id96" draw:start-glue-point="1" draw:end-shape="id76" svg:d="M11747 4127l10478-953">
          <text:p/>
        </draw:connector>
        <draw:connector draw:style-name="gr5" draw:text-style-name="P1" draw:layer="layout" draw:type="line" svg:x1="11.747cm" svg:y1="4.127cm" svg:x2="15.875cm" svg:y2="2.539cm" draw:start-shape="id96" draw:start-glue-point="1" draw:end-shape="id72" draw:end-glue-point="3" svg:d="M11747 4127l4128-1588">
          <text:p/>
        </draw:connector>
        <draw:connector draw:style-name="gr5" draw:text-style-name="P1" draw:layer="layout" draw:type="line" svg:x1="22.225cm" svg:y1="5.079cm" svg:x2="11.747cm" svg:y2="11.112cm" draw:start-shape="id78" draw:start-glue-point="3" draw:end-shape="id67" draw:end-glue-point="1" svg:d="M22225 5079l-10478 6033">
          <text:p/>
        </draw:connector>
        <draw:connector draw:style-name="gr5" draw:text-style-name="P1" draw:layer="layout" draw:type="line" svg:x1="11.747cm" svg:y1="11.112cm" svg:x2="22.225cm" svg:y2="5.079cm" draw:start-shape="id67" draw:start-glue-point="1" draw:end-shape="id78" draw:end-glue-point="3" svg:d="M11747 11112l10478-6033">
          <text:p/>
        </draw:connector>
        <draw:connector draw:style-name="gr5" draw:text-style-name="P1" draw:layer="layout" draw:type="line" svg:x1="22.225cm" svg:y1="7.937cm" svg:x2="11.747cm" svg:y2="11.112cm" draw:start-shape="id81" draw:start-glue-point="3" draw:end-shape="id67" draw:end-glue-point="1" svg:d="M22225 7937l-10478 3175">
          <text:p/>
        </draw:connector>
        <draw:connector draw:style-name="gr5" draw:text-style-name="P1" draw:layer="layout" draw:type="line" svg:x1="11.747cm" svg:y1="11.112cm" svg:x2="22.225cm" svg:y2="8.889cm" draw:start-shape="id67" draw:start-glue-point="1" draw:end-shape="id82" svg:d="M11747 11112l10478-2223">
          <text:p/>
        </draw:connector>
        <draw:connector draw:style-name="gr5" draw:text-style-name="P1" draw:layer="layout" draw:type="line" svg:x1="11.747cm" svg:y1="11.112cm" svg:x2="22.225cm" svg:y2="10.794cm" draw:start-shape="id67" draw:start-glue-point="1" draw:end-shape="id84" draw:end-glue-point="3" svg:d="M11747 11112l10478-318">
          <text:p/>
        </draw:connector>
        <draw:connector draw:style-name="gr5" draw:text-style-name="P1" draw:layer="layout" draw:type="line" svg:x1="11.429cm" svg:y1="8.889cm" svg:x2="22.225cm" svg:y2="5.079cm" draw:start-shape="id70" draw:start-glue-point="1" draw:end-shape="id78" draw:end-glue-point="3" svg:d="M11429 8889l10796-3810">
          <text:p/>
        </draw:connector>
        <draw:connector draw:style-name="gr5" draw:text-style-name="P1" draw:layer="layout" draw:type="line" svg:x1="22.225cm" svg:y1="10.794cm" svg:x2="11.429cm" svg:y2="8.889cm" draw:start-shape="id84" draw:start-glue-point="3" draw:end-shape="id70" draw:end-glue-point="1" svg:d="M22225 10794l-10796-1905">
          <text:p/>
        </draw:connector>
        <draw:connector draw:style-name="gr5" draw:text-style-name="P1" draw:layer="layout" draw:type="line" svg:x1="11.429cm" svg:y1="8.889cm" svg:x2="22.225cm" svg:y2="12.699cm" draw:start-shape="id70" draw:start-glue-point="1" draw:end-shape="id86" draw:end-glue-point="3" svg:d="M11429 8889l10796 3810">
          <text:p/>
        </draw:connector>
        <draw:connector draw:style-name="gr5" draw:text-style-name="P1" draw:layer="layout" draw:type="line" svg:x1="11.429cm" svg:y1="8.889cm" svg:x2="22.225cm" svg:y2="11.747cm" draw:start-shape="id70" draw:start-glue-point="1" draw:end-shape="id85" draw:end-glue-point="3" svg:d="M11429 8889l10796 2858">
          <text:p/>
        </draw:connector>
        <draw:connector draw:style-name="gr5" draw:text-style-name="P1" draw:layer="layout" draw:type="line" svg:x1="11.429cm" svg:y1="8.889cm" svg:x2="22.225cm" svg:y2="15.557cm" draw:start-shape="id70" draw:start-glue-point="1" draw:end-shape="id89" svg:d="M11429 8889l10796 6668">
          <text:p/>
        </draw:connector>
        <draw:connector draw:style-name="gr5" draw:text-style-name="P1" draw:layer="layout" draw:type="line" svg:x1="11.429cm" svg:y1="8.889cm" svg:x2="22.225cm" svg:y2="6.984cm" draw:start-shape="id70" draw:start-glue-point="1" draw:end-shape="id80" draw:end-glue-point="3" svg:d="M11429 8889l10796-1905">
          <text:p/>
        </draw:connector>
        <draw:connector draw:style-name="gr5" draw:text-style-name="P1" draw:layer="layout" draw:type="line" svg:x1="11.429cm" svg:y1="8.889cm" svg:x2="22.225cm" svg:y2="6.032cm" draw:start-shape="id70" draw:start-glue-point="1" draw:end-shape="id79" svg:d="M11429 8889l10796-2857">
          <text:p/>
        </draw:connector>
        <draw:connector draw:style-name="gr5" draw:text-style-name="P1" draw:layer="layout" draw:type="line" svg:x1="1.27cm" svg:y1="11.429cm" svg:x2="6.984cm" svg:y2="8.889cm" draw:start-shape="id92" draw:start-glue-point="1" draw:end-shape="id70" draw:end-glue-point="3" svg:d="M1270 11429l5714-2540">
          <text:p/>
        </draw:connector>
        <draw:connector draw:style-name="gr5" draw:text-style-name="P1" draw:layer="layout" draw:type="line" svg:x1="11.429cm" svg:y1="8.889cm" svg:x2="22.225cm" svg:y2="8.889cm" draw:start-shape="id70" draw:start-glue-point="1" draw:end-shape="id82" draw:end-glue-point="3" svg:d="M11429 8889h10796">
          <text:p/>
        </draw:connector>
        <draw:connector draw:style-name="gr5" draw:text-style-name="P1" draw:layer="layout" draw:type="line" svg:x1="11.429cm" svg:y1="8.889cm" svg:x2="22.225cm" svg:y2="9.842cm" draw:start-shape="id70" draw:start-glue-point="1" draw:end-shape="id83" draw:end-glue-point="3" svg:d="M11429 8889l10796 953">
          <text:p/>
        </draw:connector>
        <draw:connector draw:style-name="gr5" draw:text-style-name="P1" draw:layer="layout" draw:type="line" svg:x1="11.429cm" svg:y1="8.889cm" svg:x2="22.225cm" svg:y2="11.747cm" draw:start-shape="id70" draw:start-glue-point="1" draw:end-shape="id85" draw:end-glue-point="3" svg:d="M11429 8889l10796 2858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office" presentation:presentation-page-layout-name="AL1T0">
        <draw:rect draw:style-name="gr3" draw:text-style-name="P2" xml:id="id100" draw:id="id100" draw:layer="layout" svg:width="4.445cm" svg:height="0.635cm" svg:x="4.127cm" svg:y="4.762cm">
          <text:p text:style-name="P1"><text:span text:style-name="T1">tick</text:span></text:p>
        </draw:rect>
        <draw:rect draw:style-name="gr3" draw:text-style-name="P2" xml:id="id102" draw:id="id102" draw:layer="layout" svg:width="4.762cm" svg:height="0.635cm" svg:x="22.225cm" svg:y="1.905cm">
          <text:p text:style-name="P1"><text:span text:style-name="T1">socketBuffer</text:span></text:p>
        </draw:rect>
        <draw:rect draw:style-name="gr3" draw:text-style-name="P2" xml:id="id103" draw:id="id103" draw:layer="layout" svg:width="4.762cm" svg:height="0.635cm" svg:x="22.225cm" svg:y="2.858cm">
          <text:p text:style-name="P1"><text:span text:style-name="T1">bookBids</text:span></text:p>
        </draw:rect>
        <draw:rect draw:style-name="gr3" draw:text-style-name="P2" xml:id="id104" draw:id="id104" draw:layer="layout" svg:width="4.762cm" svg:height="0.635cm" svg:x="22.225cm" svg:y="3.81cm">
          <text:p text:style-name="P1"><text:span text:style-name="T1">bookAsks</text:span></text:p>
        </draw:rect>
        <draw:rect draw:style-name="gr3" draw:text-style-name="P2" xml:id="id101" draw:id="id101" draw:layer="layout" svg:width="4.445cm" svg:height="0.635cm" svg:x="18.733cm" svg:y="0.636cm">
          <text:p text:style-name="P1"><text:span text:style-name="T1">$_SESSION</text:span></text:p>
        </draw:rect>
        <draw:rect draw:style-name="gr3" draw:text-style-name="P2" xml:id="id105" draw:id="id105" draw:layer="layout" svg:width="4.762cm" svg:height="0.635cm" svg:x="22.225cm" svg:y="4.762cm">
          <text:p text:style-name="P1"><text:span text:style-name="T1">startLiveBook</text:span></text:p>
        </draw:rect>
        <draw:rect draw:style-name="gr3" draw:text-style-name="P2" xml:id="id106" draw:id="id106" draw:layer="layout" svg:width="4.762cm" svg:height="0.635cm" svg:x="22.225cm" svg:y="5.715cm">
          <text:p text:style-name="P1"><text:span text:style-name="T1">currentSequence</text:span></text:p>
        </draw:rect>
        <draw:rect draw:style-name="gr3" draw:text-style-name="P2" xml:id="id107" draw:id="id107" draw:layer="layout" svg:width="4.762cm" svg:height="0.635cm" svg:x="22.225cm" svg:y="6.667cm">
          <text:p text:style-name="P1"><text:span text:style-name="T1">msg</text:span></text:p>
        </draw:rect>
        <draw:rect draw:style-name="gr3" draw:text-style-name="P2" xml:id="id108" draw:id="id108" draw:layer="layout" svg:width="4.762cm" svg:height="0.635cm" svg:x="22.225cm" svg:y="7.62cm">
          <text:p text:style-name="P1"><text:span text:style-name="T1">openOrders</text:span></text:p>
        </draw:rect>
        <draw:rect draw:style-name="gr3" draw:text-style-name="P2" xml:id="id97" draw:id="id97" draw:layer="layout" svg:width="4.445cm" svg:height="0.635cm" svg:x="0.317cm" svg:y="0.317cm">
          <text:p text:style-name="P1"><text:span text:style-name="T1">websocket.php</text:span></text:p>
        </draw:rect>
        <draw:rect draw:style-name="gr3" draw:text-style-name="P2" xml:id="id98" draw:id="id98" draw:layer="layout" svg:width="0.952cm" svg:height="0.635cm" svg:x="3.493cm" svg:y="1.27cm">
          <text:p text:style-name="P1"><text:span text:style-name="T1">$</text:span></text:p>
        </draw:rect>
        <draw:rect draw:style-name="gr3" draw:text-style-name="P2" xml:id="id99" draw:id="id99" draw:layer="layout" svg:width="2.857cm" svg:height="0.635cm" svg:x="8.255cm" svg:y="0.635cm">
          <text:p text:style-name="P1"><text:span text:style-name="T1">kara</text:span></text:p>
        </draw:rect>
        <draw:connector draw:style-name="gr4" draw:text-style-name="P1" draw:layer="layout" svg:x1="2.539cm" svg:y1="0.952cm" svg:x2="3.493cm" svg:y2="1.587cm" draw:start-shape="id97" draw:start-glue-point="2" draw:end-shape="id98" draw:end-glue-point="3" svg:d="M2539 952v635h954">
          <text:p/>
        </draw:connector>
        <draw:connector draw:style-name="gr4" draw:text-style-name="P1" draw:layer="layout" svg:x1="4.445cm" svg:y1="1.587cm" svg:x2="8.255cm" svg:y2="0.952cm" draw:start-shape="id98" draw:start-glue-point="1" draw:end-shape="id99" draw:end-glue-point="3" svg:d="M4445 1587h1905v-635h1905">
          <text:p/>
        </draw:connector>
        <draw:connector draw:style-name="gr4" draw:text-style-name="P1" draw:layer="layout" svg:x1="2.539cm" svg:y1="0.952cm" svg:x2="4.127cm" svg:y2="5.079cm" draw:start-shape="id97" draw:start-glue-point="2" draw:end-shape="id100" draw:end-glue-point="3" svg:d="M2539 952v4127h1588">
          <text:p/>
        </draw:connector>
        <draw:connector draw:style-name="gr4" draw:text-style-name="P1" draw:layer="layout" svg:x1="20.955cm" svg:y1="1.271cm" svg:x2="22.225cm" svg:y2="2.222cm" draw:start-shape="id101" draw:start-glue-point="2" draw:end-shape="id102" draw:end-glue-point="3" svg:d="M20955 1271v951h1270">
          <text:p/>
        </draw:connector>
        <draw:connector draw:style-name="gr4" draw:text-style-name="P1" draw:layer="layout" svg:x1="22.225cm" svg:y1="3.175cm" svg:x2="20.955cm" svg:y2="1.271cm" draw:start-shape="id103" draw:start-glue-point="3" draw:end-shape="id101" draw:end-glue-point="2" svg:d="M22225 3175h-1270v-1904">
          <text:p/>
        </draw:connector>
        <draw:connector draw:style-name="gr4" draw:text-style-name="P1" draw:layer="layout" svg:x1="22.225cm" svg:y1="4.127cm" svg:x2="20.955cm" svg:y2="1.271cm" draw:start-shape="id104" draw:start-glue-point="3" draw:end-shape="id101" draw:end-glue-point="2" svg:d="M22225 4127h-1270v-2856">
          <text:p/>
        </draw:connector>
        <draw:connector draw:style-name="gr4" draw:text-style-name="P1" draw:layer="layout" svg:x1="22.225cm" svg:y1="5.079cm" svg:x2="20.955cm" svg:y2="1.271cm" draw:start-shape="id105" draw:start-glue-point="3" draw:end-shape="id101" draw:end-glue-point="2" svg:d="M22225 5079h-1270v-3808">
          <text:p/>
        </draw:connector>
        <draw:connector draw:style-name="gr4" draw:text-style-name="P1" draw:layer="layout" svg:x1="22.225cm" svg:y1="6.032cm" svg:x2="20.955cm" svg:y2="1.271cm" draw:start-shape="id106" draw:start-glue-point="3" draw:end-shape="id101" draw:end-glue-point="2" svg:d="M22225 6032h-1270v-4761">
          <text:p/>
        </draw:connector>
        <draw:connector draw:style-name="gr4" draw:text-style-name="P1" draw:layer="layout" svg:x1="22.225cm" svg:y1="6.984cm" svg:x2="20.955cm" svg:y2="1.271cm" draw:start-shape="id107" draw:start-glue-point="3" draw:end-shape="id101" draw:end-glue-point="2" svg:d="M22225 6984h-1270v-5713">
          <text:p/>
        </draw:connector>
        <draw:connector draw:style-name="gr4" draw:text-style-name="P1" draw:layer="layout" svg:x1="22.225cm" svg:y1="7.937cm" svg:x2="20.955cm" svg:y2="1.271cm" draw:start-shape="id108" draw:start-glue-point="3" draw:end-shape="id101" draw:end-glue-point="2" svg:d="M22225 7937h-1270v-6666">
          <text:p/>
        </draw:connector>
        <draw:rect draw:style-name="gr3" draw:text-style-name="P2" xml:id="id109" draw:id="id109" draw:layer="layout" svg:width="4.445cm" svg:height="0.635cm" svg:x="-3.81cm" svg:y="5.397cm">
          <text:p text:style-name="P1"><text:span text:style-name="T1">minions.php</text:span></text:p>
        </draw:rect>
        <draw:connector draw:style-name="gr5" draw:text-style-name="P1" draw:layer="layout" draw:type="line" svg:x1="0.635cm" svg:y1="5.714cm" svg:x2="4.127cm" svg:y2="5.079cm" draw:start-shape="id109" draw:start-glue-point="1" draw:end-shape="id100" draw:end-glue-point="3" svg:d="M635 5714l3492-635">
          <text:p/>
        </draw:connector>
        <draw:rect draw:style-name="gr3" draw:text-style-name="P2" draw:layer="layout" svg:width="9.525cm" svg:height="0.635cm" svg:x="7.937cm" svg:y="3.175cm">
          <text:p text:style-name="P1"><text:span text:style-name="T1">$stopOrder,$feedData,$matchedResult</text:span></text:p>
        </draw:rect>
        <draw:rect draw:style-name="gr3" draw:text-style-name="P2" xml:id="id110" draw:id="id110" draw:layer="layout" svg:width="6.032cm" svg:height="0.635cm" svg:x="6.35cm" svg:y="6.35cm">
          <text:p text:style-name="P1"><text:span text:style-name="T1">add payload to buffer</text:span></text:p>
        </draw:rect>
        <draw:connector draw:style-name="gr5" draw:text-style-name="P1" draw:layer="layout" draw:type="line" svg:x1="12.382cm" svg:y1="6.667cm" svg:x2="22.225cm" svg:y2="2.222cm" draw:start-shape="id110" draw:start-glue-point="1" draw:end-shape="id102" draw:end-glue-point="3" svg:d="M12382 6667l9843-4445">
          <text:p/>
        </draw:connector>
        <draw:rect draw:style-name="gr3" draw:text-style-name="P2" xml:id="id111" draw:id="id111" draw:layer="layout" svg:width="6.032cm" svg:height="0.635cm" svg:x="6.35cm" svg:y="7.302cm">
          <text:p text:style-name="P1"><text:span text:style-name="T1">Sort and trim buffer</text:span></text:p>
        </draw:rect>
        <draw:connector draw:style-name="gr5" draw:text-style-name="P1" draw:layer="layout" draw:type="line" svg:x1="12.382cm" svg:y1="7.619cm" svg:x2="22.225cm" svg:y2="2.222cm" draw:start-shape="id111" draw:start-glue-point="1" draw:end-shape="id102" svg:d="M12382 7619l9843-5397">
          <text:p/>
        </draw:connector>
        <draw:connector draw:style-name="gr5" draw:text-style-name="P1" draw:layer="layout" draw:type="line" svg:x1="12.382cm" svg:y1="7.619cm" svg:x2="22.225cm" svg:y2="8.89cm" draw:start-shape="id111" draw:start-glue-point="1" draw:end-shape="id112" draw:end-glue-point="3" svg:d="M12382 7619l9843 1271">
          <text:p/>
        </draw:connector>
        <draw:rect draw:style-name="gr3" draw:text-style-name="P2" xml:id="id112" draw:id="id112" draw:layer="layout" svg:width="4.762cm" svg:height="0.635cm" svg:x="22.225cm" svg:y="8.573cm">
          <text:p text:style-name="P1"><text:span text:style-name="T1">bufferFirst</text:span></text:p>
        </draw:rect>
        <draw:rect draw:style-name="gr3" draw:text-style-name="P2" xml:id="id113" draw:id="id113" draw:layer="layout" svg:width="4.762cm" svg:height="0.635cm" svg:x="22.225cm" svg:y="9.526cm">
          <text:p text:style-name="P1"><text:span text:style-name="T1">bufferLast</text:span></text:p>
        </draw:rect>
        <draw:rect draw:style-name="gr3" draw:text-style-name="P2" xml:id="id114" draw:id="id114" draw:layer="layout" svg:width="4.762cm" svg:height="0.635cm" svg:x="22.225cm" svg:y="10.477cm">
          <text:p text:style-name="P1"><text:span text:style-name="T1">currentSequence</text:span></text:p>
        </draw:rect>
        <draw:connector draw:style-name="gr4" draw:text-style-name="P1" draw:layer="layout" svg:x1="20.955cm" svg:y1="1.271cm" svg:x2="22.225cm" svg:y2="8.89cm" draw:start-shape="id101" draw:start-glue-point="2" draw:end-shape="id112" draw:end-glue-point="3" svg:d="M20955 1271v7619h1270">
          <text:p/>
        </draw:connector>
        <draw:connector draw:style-name="gr4" draw:text-style-name="P1" draw:layer="layout" svg:x1="20.955cm" svg:y1="1.271cm" svg:x2="22.225cm" svg:y2="9.843cm" draw:start-shape="id101" draw:start-glue-point="2" draw:end-shape="id113" draw:end-glue-point="3" svg:d="M20955 1271v8572h1270">
          <text:p/>
        </draw:connector>
        <draw:connector draw:style-name="gr4" draw:text-style-name="P1" draw:layer="layout" svg:x1="20.955cm" svg:y1="1.271cm" svg:x2="22.225cm" svg:y2="10.794cm" draw:start-shape="id101" draw:start-glue-point="2" draw:end-shape="id114" draw:end-glue-point="3" svg:d="M20955 1271v9523h1270">
          <text:p/>
        </draw:connector>
        <draw:connector draw:style-name="gr5" draw:text-style-name="P1" draw:layer="layout" draw:type="line" svg:x1="12.382cm" svg:y1="7.619cm" svg:x2="22.225cm" svg:y2="9.843cm" draw:start-shape="id111" draw:start-glue-point="1" draw:end-shape="id113" draw:end-glue-point="3" svg:d="M12382 7619l9843 2224">
          <text:p/>
        </draw:connector>
        <draw:connector draw:style-name="gr5" draw:text-style-name="P1" draw:layer="layout" draw:type="line" svg:x1="12.382cm" svg:y1="7.619cm" svg:x2="22.225cm" svg:y2="10.794cm" draw:start-shape="id111" draw:start-glue-point="1" draw:end-shape="id114" svg:d="M12382 7619l9843 3175">
          <text:p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fice-background" style:family="presentation">
      <style:graphic-properties draw:stroke="none" draw:fill="none"/>
      <style:text-properties style:letter-kerning="true"/>
    </style:style>
    <style:style style:name="s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fice-outline1" style:family="presentation">
      <style:graphic-properties draw:stroke="none" draw:fill="none">
        <text:list-style style:name="s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outline2" style:family="presentation" style:parent-style-name="soffice-outline1">
      <style:paragraph-properties fo:margin-top="0cm" fo:margin-bottom="0.4cm"/>
      <style:text-properties fo:font-size="28pt" style:font-size-asian="28pt" style:font-size-complex="28pt"/>
    </style:style>
    <style:style style:name="soffice-outline3" style:family="presentation" style:parent-style-name="soffice-outline2">
      <style:paragraph-properties fo:margin-top="0cm" fo:margin-bottom="0.3cm"/>
      <style:text-properties fo:font-size="24pt" style:font-size-asian="24pt" style:font-size-complex="24pt"/>
    </style:style>
    <style:style style:name="soffice-outline4" style:family="presentation" style:parent-style-name="soffice-outline3">
      <style:paragraph-properties fo:margin-top="0cm" fo:margin-bottom="0.2cm"/>
      <style:text-properties fo:font-size="20pt" style:font-size-asian="20pt" style:font-size-complex="20pt"/>
    </style:style>
    <style:style style:name="soffice-outline5" style:family="presentation" style:parent-style-name="soffice-outline4">
      <style:paragraph-properties fo:margin-top="0cm" fo:margin-bottom="0.1cm"/>
      <style:text-properties fo:font-size="20pt" style:font-size-asian="20pt" style:font-size-complex="20pt"/>
    </style:style>
    <style:style style:name="soffice-outline6" style:family="presentation" style:parent-style-name="soffice-outline5">
      <style:paragraph-properties fo:margin-top="0cm" fo:margin-bottom="0.1cm"/>
      <style:text-properties fo:font-size="20pt" style:font-size-asian="20pt" style:font-size-complex="20pt"/>
    </style:style>
    <style:style style:name="soffice-outline7" style:family="presentation" style:parent-style-name="soffice-outline6">
      <style:paragraph-properties fo:margin-top="0cm" fo:margin-bottom="0.1cm"/>
      <style:text-properties fo:font-size="20pt" style:font-size-asian="20pt" style:font-size-complex="20pt"/>
    </style:style>
    <style:style style:name="soffice-outline8" style:family="presentation" style:parent-style-name="soffice-outline7">
      <style:paragraph-properties fo:margin-top="0cm" fo:margin-bottom="0.1cm"/>
      <style:text-properties fo:font-size="20pt" style:font-size-asian="20pt" style:font-size-complex="20pt"/>
    </style:style>
    <style:style style:name="soffice-outline9" style:family="presentation" style:parent-style-name="soffice-outline8">
      <style:paragraph-properties fo:margin-top="0cm" fo:margin-bottom="0.1cm"/>
      <style:text-properties fo:font-size="20pt" style:font-size-asian="20pt" style:font-size-complex="20pt"/>
    </style:style>
    <style:style style:name="soffice-subtitle" style:family="presentation">
      <style:graphic-properties draw:stroke="none" draw:fill="none" draw:textarea-vertical-align="middle">
        <text:list-style style:name="s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title" style:family="presentation">
      <style:graphic-properties draw:stroke="none" draw:fill="none" draw:textarea-vertical-align="middle">
        <text:list-style style:name="s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fic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offic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office" style:page-layout-name="PM1" draw:style-name="Mdp1">
      <draw:frame presentation:style-name="soffice-title" draw:layer="backgroundobjects" svg:width="25.199cm" svg:height="3.506cm" svg:x="1.4cm" svg:y="0.837cm" presentation:class="title" presentation:placeholder="true">
        <draw:text-box/>
      </draw:frame>
      <draw:frame presentation:style-name="soffi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ffice-title" draw:layer="backgroundobjects" svg:width="13.968cm" svg:height="10.476cm" svg:x="3.81cm" svg:y="2.123cm" presentation:class="page"/>
        <draw:frame presentation:style-name="soffic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2:07:08.10</meta:creation-date>
    <meta:editing-duration>PT9H42M14S</meta:editing-duration>
    <meta:editing-cycles>8</meta:editing-cycles>
    <dc:title>BlankPresentation</dc:title>
    <meta:generator>OpenOffice/4.1.1$Win32 OpenOffice.org_project/411m6$Build-9775</meta:generator>
    <dc:date>2015-04-17T12:38:53.04</dc:date>
    <dc:creator>james </dc:creator>
    <meta:document-statistic meta:object-count="299"/>
    <meta:template xlink:type="simple" xlink:actuate="onRequest" xlink:title="BlankPresentation" xlink:href="../../../../OpenOffice.org/3/user/template/BlankPresentation.otp" meta:date="2015-01-06T12:05:42.46"/>
  </office:meta>
</office:document-meta>
</file>